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Arial" svg:font-family="Arial"/>
    <style:font-face style:name="StarSymbol" svg:font-family="StarSymbol"/>
    <style:font-face style:name="Tahoma1" svg:font-family="Tahoma"/>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Contents_20_1">
      <style:paragraph-properties>
        <style:tab-stops>
          <style:tab-stop style:position="16.999cm" style:type="right" style:leader-style="dotted" style:leader-text="."/>
        </style:tab-stops>
      </style:paragraph-properties>
    </style:style>
    <style:style style:name="P3" style:family="paragraph" style:parent-style-name="Contents_20_2">
      <style:paragraph-properties>
        <style:tab-stops>
          <style:tab-stop style:position="16.499cm" style:type="right" style:leader-style="dotted" style:leader-text="."/>
        </style:tab-stops>
      </style:paragraph-properties>
    </style:style>
    <style:style style:name="P4" style:family="paragraph" style:parent-style-name="Contents_20_3">
      <style:paragraph-properties>
        <style:tab-stops>
          <style:tab-stop style:position="16cm" style:type="right" style:leader-style="dotted" style:leader-text="."/>
        </style:tab-stops>
      </style:paragraph-properties>
    </style:style>
    <style:style style:name="P5" style:family="paragraph" style:parent-style-name="Heading_20_1">
      <style:paragraph-properties fo:break-before="page"/>
    </style:style>
    <style:style style:name="P6" style:family="paragraph" style:parent-style-name="Heading_20_2">
      <style:paragraph-properties fo:break-before="page"/>
    </style:style>
    <style:style style:name="P7"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text-align="justify" style:justify-single-word="false"/>
      <style:text-properties fo:font-size="12pt" style:font-size-asian="12pt" style:font-size-complex="12pt"/>
    </style:style>
    <style:style style:name="P9"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fo:font-size="12pt" style:text-underline-style="none" fo:font-weight="bold" style:font-size-asian="12pt" style:font-weight-asian="bold" style:font-size-complex="12pt" style:font-weight-complex="bold"/>
    </style:style>
    <style:style style:name="P12" style:family="paragraph" style:parent-style-name="Standard">
      <style:paragraph-properties fo:text-align="justify"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13" style:family="paragraph" style:parent-style-name="Standard">
      <style:paragraph-properties fo:text-align="justify" style:justify-single-word="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15" style:family="paragraph" style:parent-style-name="Standard">
      <style:paragraph-properties fo:text-align="justify" style:justify-single-word="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16" style:family="paragraph" style:parent-style-name="Standard">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justify"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18" style:family="paragraph" style:parent-style-name="Standard">
      <style:paragraph-properties fo:text-align="justify" style:justify-single-word="false"/>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19" style:family="paragraph" style:parent-style-name="Standard">
      <style:paragraph-properties fo:text-align="justify" style:justify-single-word="false"/>
      <style:text-properties fo:color="#000000" fo:font-size="12pt" style:text-underline-style="none" fo:font-weight="bold" style:font-size-asian="12pt" style:font-weight-asian="bold" style:font-size-complex="12pt" style:font-weight-complex="bold"/>
    </style:style>
    <style:style style:name="P20" style:family="paragraph" style:parent-style-name="Standard">
      <style:paragraph-properties fo:text-align="justify" style:justify-single-word="false"/>
      <style:text-properties fo:color="#000000" fo:font-size="12pt" style:text-underline-style="none" fo:font-weight="normal" style:font-size-asian="12pt" style:font-weight-asian="normal" style:font-size-complex="12pt" style:font-weight-complex="normal"/>
    </style:style>
    <style:style style:name="P21" style:family="paragraph" style:parent-style-name="Standard">
      <style:text-properties style:font-name="Arial1" fo:font-size="12pt" fo:language="ru" fo:country="RU" fo:font-style="normal" style:text-underline-style="none" fo:font-weight="normal" style:font-size-asian="12pt" style:font-style-asian="normal" style:font-weight-asian="normal" style:font-size-complex="12pt" style:font-style-complex="normal" style:font-weight-complex="normal"/>
    </style:style>
    <style:style style:name="P22" style:family="paragraph" style:parent-style-name="Standard">
      <style:text-properties style:font-name="Arial1" fo:font-size="12pt" fo:language="ru" fo:country="RU" style:font-size-asian="12pt" style:font-size-complex="12pt"/>
    </style:style>
    <style:style style:name="P23" style:family="paragraph" style:parent-style-name="Standard">
      <style:text-properties style:font-name="Arial1" fo:font-size="12pt" style:font-size-asian="12pt" style:font-size-complex="12pt"/>
    </style:style>
    <style:style style:name="P24" style:family="paragraph" style:parent-style-name="Standard">
      <style:paragraph-properties fo:text-align="justify" style:justify-single-word="false"/>
      <style:text-properties style:font-name="Arial1" fo:font-size="12pt" style:font-size-asian="12pt" style:font-size-complex="12pt"/>
    </style:style>
    <style:style style:name="P25" style:family="paragraph" style:parent-style-name="Standard">
      <style:text-properties style:font-name="Arial1" fo:font-size="12pt" style:text-underline-style="solid" style:text-underline-width="auto" style:text-underline-color="font-color" fo:font-weight="bold" style:font-size-asian="12pt" style:font-weight-asian="bold" style:font-size-complex="12pt" style:font-weight-complex="bold"/>
    </style:style>
    <style:style style:name="P26" style:family="paragraph" style:parent-style-name="Standard">
      <style:text-properties style:font-name="Arial1" fo:font-size="12pt" fo:font-style="italic" fo:font-weight="bold" style:font-size-asian="12pt" style:font-style-asian="italic" style:font-weight-asian="bold" style:font-size-complex="12pt" style:font-style-complex="italic" style:font-weight-complex="bold"/>
    </style:style>
    <style:style style:name="P27" style:family="paragraph" style:parent-style-name="Standard">
      <style:text-properties style:font-name="Arial1" fo:font-size="12pt" fo:font-weight="bold" style:font-size-asian="12pt" style:font-weight-asian="bold" style:font-size-complex="12pt" style:font-weight-complex="bold"/>
    </style:style>
    <style:style style:name="P28" style:family="paragraph" style:parent-style-name="Standard">
      <style:text-properties style:font-name="Arial1"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29" style:family="paragraph" style:parent-style-name="Standard">
      <style:paragraph-properties fo:text-align="justify" style:justify-single-word="false"/>
      <style:text-properties fo:font-size="12pt" style:text-underline-style="none" fo:font-weight="bold" style:font-size-asian="12pt" style:font-weight-asian="bold" style:font-size-complex="12pt" style:font-weight-complex="bold"/>
    </style:style>
    <style:style style:name="P30" style:family="paragraph" style:parent-style-name="Standard" style:list-style-name="L3">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P31" style:family="paragraph" style:parent-style-name="Standard" style:list-style-name="L3">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P32" style:family="paragraph" style:parent-style-name="Standard" style:list-style-name="L3">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P33" style:family="paragraph" style:parent-style-name="Standard" style:list-style-name="L3">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P34" style:family="paragraph" style:parent-style-name="Standard" style:list-style-name="L3">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P35" style:family="paragraph" style:parent-style-name="Standard" style:list-style-name="L3">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P36" style:family="paragraph" style:parent-style-name="Standard" style:list-style-name="L3">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P37" style:family="paragraph" style:parent-style-name="Standard" style:list-style-name="L3">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P38" style:family="paragraph" style:parent-style-name="Standard" style:list-style-name="L3">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P39" style:family="paragraph" style:parent-style-name="Standard" style:list-style-name="L3">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P40" style:family="paragraph" style:parent-style-name="Standard" style:list-style-name="L3">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P41" style:family="paragraph" style:parent-style-name="Standard" style:list-style-name="L3">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P42" style:family="paragraph" style:parent-style-name="Standard" style:list-style-name="L3">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P43" style:family="paragraph" style:parent-style-name="Standard" style:list-style-name="L1">
      <style:paragraph-properties fo:text-align="justify" style:justify-single-word="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44" style:family="paragraph" style:parent-style-name="Standard" style:list-style-name="L1">
      <style:paragraph-properties fo:text-align="justify" style:justify-single-word="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45" style:family="paragraph" style:parent-style-name="Standard" style:list-style-name="L1">
      <style:paragraph-properties fo:text-align="justify" style:justify-single-word="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46" style:family="paragraph" style:parent-style-name="Standard" style:list-style-name="L2">
      <style:paragraph-properties fo:text-align="justify" style:justify-single-word="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47" style:family="paragraph" style:parent-style-name="Standard" style:list-style-name="L2">
      <style:paragraph-properties fo:text-align="justify" style:justify-single-word="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48" style:family="paragraph" style:parent-style-name="Standard" style:list-style-name="L4">
      <style:paragraph-properties fo:text-align="justify" style:justify-single-word="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49" style:family="paragraph" style:parent-style-name="Standard" style:list-style-name="L4">
      <style:paragraph-properties fo:text-align="justify" style:justify-single-word="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50" style:family="paragraph" style:parent-style-name="Standard" style:list-style-name="L4">
      <style:paragraph-properties fo:text-align="justify" style:justify-single-word="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51" style:family="paragraph" style:parent-style-name="Standard" style:list-style-name="L5">
      <style:paragraph-properties fo:text-align="justify" style:justify-single-word="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52" style:family="paragraph" style:parent-style-name="Standard" style:list-style-name="L5">
      <style:paragraph-properties fo:text-align="justify" style:justify-single-word="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53" style:family="paragraph" style:parent-style-name="Standard" style:list-style-name="L5">
      <style:paragraph-properties fo:text-align="justify" style:justify-single-word="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54" style:family="paragraph" style:parent-style-name="Standard" style:list-style-name="L7">
      <style:paragraph-properties fo:text-align="justify" style:justify-single-word="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55" style:family="paragraph" style:parent-style-name="Standard" style:list-style-name="L9">
      <style:paragraph-properties fo:text-align="justify" style:justify-single-word="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56" style:family="paragraph" style:parent-style-name="Standard" style:list-style-name="L10">
      <style:paragraph-properties fo:text-align="justify" style:justify-single-word="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57" style:family="paragraph" style:parent-style-name="Standard" style:list-style-name="L10">
      <style:paragraph-properties fo:text-align="justify" style:justify-single-word="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58" style:family="paragraph" style:parent-style-name="Standard" style:list-style-name="L10">
      <style:paragraph-properties fo:text-align="justify" style:justify-single-word="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59" style:family="paragraph" style:parent-style-name="Standard" style:list-style-name="L10">
      <style:paragraph-properties fo:text-align="justify" style:justify-single-word="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60" style:family="paragraph" style:parent-style-name="Standard" style:list-style-name="L10">
      <style:paragraph-properties fo:text-align="justify" style:justify-single-word="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61" style:family="paragraph" style:parent-style-name="Standard" style:list-style-name="L10">
      <style:paragraph-properties fo:text-align="justify" style:justify-single-word="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62" style:family="paragraph" style:parent-style-name="Standard" style:list-style-name="L6">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3" style:family="paragraph" style:parent-style-name="Standard" style:list-style-name="L6">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4" style:family="paragraph" style:parent-style-name="Standard" style:list-style-name="L6">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5" style:family="paragraph" style:parent-style-name="Standard" style:list-style-name="L6">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6" style:family="paragraph" style:parent-style-name="Standard" style:list-style-name="L6">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7" style:family="paragraph" style:parent-style-name="Standard" style:list-style-name="L6">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8" style:family="paragraph" style:parent-style-name="Standard" style:list-style-name="L6">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9" style:family="paragraph" style:parent-style-name="Standard" style:list-style-name="L6">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0" style:family="paragraph" style:parent-style-name="Standard" style:list-style-name="L6">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1" style:family="paragraph" style:parent-style-name="Standard" style:list-style-name="L8">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2" style:family="paragraph" style:parent-style-name="Standard" style:list-style-name="L8">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3" style:family="paragraph" style:parent-style-name="Standard" style:list-style-name="L8">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4" style:family="paragraph" style:parent-style-name="Standard" style:list-style-name="L8">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5" style:family="paragraph" style:parent-style-name="Standard" style:list-style-name="L8">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6" style:family="paragraph" style:parent-style-name="Standard" style:list-style-name="L8">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7" style:family="paragraph" style:parent-style-name="Standard" style:list-style-name="L11">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8" style:family="paragraph" style:parent-style-name="Standard" style:list-style-name="L11">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9" style:family="paragraph" style:parent-style-name="Standard" style:list-style-name="L11">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0" style:family="paragraph" style:parent-style-name="Standard" style:list-style-name="L11">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1" style:family="paragraph" style:parent-style-name="Standard" style:list-style-name="L11">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2" style:family="paragraph" style:parent-style-name="Standard" style:list-style-name="L11">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3" style:family="paragraph" style:parent-style-name="Standard" style:list-style-name="L11">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4" style:family="paragraph" style:parent-style-name="Standard" style:list-style-name="L11">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5" style:family="paragraph" style:parent-style-name="Standard" style:list-style-name="L11">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6" style:family="paragraph" style:parent-style-name="Standard" style:list-style-name="L11">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7" style:family="paragraph" style:parent-style-name="Standard" style:list-style-name="L12">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8" style:family="paragraph" style:parent-style-name="Standard" style:list-style-name="L12">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9" style:family="paragraph" style:parent-style-name="Standard" style:list-style-name="L12">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0" style:family="paragraph" style:parent-style-name="Standard" style:list-style-name="L12">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1" style:family="paragraph" style:parent-style-name="Standard">
      <style:paragraph-properties fo:text-align="justify" style:justify-single-word="false"/>
      <style:text-properties fo:font-size="12pt" style:font-size-asian="12pt" style:font-size-complex="12pt"/>
    </style:style>
    <style:style style:name="P92" style:family="paragraph" style:parent-style-name="Standard" style:list-style-name="L21">
      <style:paragraph-properties fo:text-align="justify" style:justify-single-word="false"/>
      <style:text-properties fo:font-size="12pt" style:font-size-asian="12pt" style:font-size-complex="12pt"/>
    </style:style>
    <style:style style:name="P93" style:family="paragraph" style:parent-style-name="Standard" style:list-style-name="L21">
      <style:paragraph-properties fo:text-align="justify" style:justify-single-word="false"/>
      <style:text-properties fo:font-size="12pt" style:font-size-asian="12pt" style:font-size-complex="12pt"/>
    </style:style>
    <style:style style:name="P94" style:family="paragraph" style:parent-style-name="Standard" style:list-style-name="L21">
      <style:paragraph-properties fo:text-align="justify" style:justify-single-word="false"/>
      <style:text-properties fo:font-size="12pt" style:font-size-asian="12pt" style:font-size-complex="12pt"/>
    </style:style>
    <style:style style:name="P95" style:family="paragraph" style:parent-style-name="Standard" style:list-style-name="L21">
      <style:paragraph-properties fo:text-align="justify" style:justify-single-word="false"/>
      <style:text-properties fo:font-size="12pt" style:font-size-asian="12pt" style:font-size-complex="12pt"/>
    </style:style>
    <style:style style:name="P96" style:family="paragraph" style:parent-style-name="Standard" style:list-style-name="L22">
      <style:paragraph-properties fo:text-align="justify" style:justify-single-word="false"/>
      <style:text-properties fo:font-size="12pt" style:font-size-asian="12pt" style:font-size-complex="12pt"/>
    </style:style>
    <style:style style:name="P97" style:family="paragraph" style:parent-style-name="Standard" style:list-style-name="L22">
      <style:paragraph-properties fo:text-align="justify" style:justify-single-word="false"/>
      <style:text-properties fo:font-size="12pt" style:font-size-asian="12pt" style:font-size-complex="12pt"/>
    </style:style>
    <style:style style:name="P98" style:family="paragraph" style:parent-style-name="Standard" style:list-style-name="L23">
      <style:paragraph-properties fo:text-align="justify" style:justify-single-word="false"/>
      <style:text-properties fo:font-size="12pt" style:font-size-asian="12pt" style:font-size-complex="12pt"/>
    </style:style>
    <style:style style:name="P99" style:family="paragraph" style:parent-style-name="Standard" style:list-style-name="L23">
      <style:paragraph-properties fo:text-align="justify" style:justify-single-word="false"/>
      <style:text-properties fo:font-size="12pt" style:font-size-asian="12pt" style:font-size-complex="12pt"/>
    </style:style>
    <style:style style:name="P100" style:family="paragraph" style:parent-style-name="Standard" style:list-style-name="L23">
      <style:paragraph-properties fo:text-align="justify" style:justify-single-word="false"/>
      <style:text-properties fo:font-size="12pt" style:font-size-asian="12pt" style:font-size-complex="12pt"/>
    </style:style>
    <style:style style:name="P101" style:family="paragraph" style:parent-style-name="Standard" style:list-style-name="L24">
      <style:paragraph-properties fo:text-align="justify" style:justify-single-word="false"/>
      <style:text-properties fo:font-size="12pt" style:font-size-asian="12pt" style:font-size-complex="12pt"/>
    </style:style>
    <style:style style:name="P102" style:family="paragraph" style:parent-style-name="Standard" style:list-style-name="L24">
      <style:paragraph-properties fo:text-align="justify" style:justify-single-word="false"/>
      <style:text-properties fo:font-size="12pt" style:font-size-asian="12pt" style:font-size-complex="12pt"/>
    </style:style>
    <style:style style:name="P103" style:family="paragraph" style:parent-style-name="Standard" style:list-style-name="L24">
      <style:paragraph-properties fo:text-align="justify" style:justify-single-word="false"/>
      <style:text-properties fo:font-size="12pt" style:font-size-asian="12pt" style:font-size-complex="12pt"/>
    </style:style>
    <style:style style:name="P104" style:family="paragraph" style:parent-style-name="Standard" style:list-style-name="L24">
      <style:paragraph-properties fo:text-align="justify" style:justify-single-word="false"/>
      <style:text-properties fo:font-size="12pt" style:font-size-asian="12pt" style:font-size-complex="12pt"/>
    </style:style>
    <style:style style:name="P105" style:family="paragraph" style:parent-style-name="Standard" style:list-style-name="L25">
      <style:paragraph-properties fo:text-align="justify" style:justify-single-word="false"/>
      <style:text-properties fo:font-size="12pt" style:font-size-asian="12pt" style:font-size-complex="12pt"/>
    </style:style>
    <style:style style:name="P106" style:family="paragraph" style:parent-style-name="Standard" style:list-style-name="L25">
      <style:paragraph-properties fo:text-align="justify" style:justify-single-word="false"/>
      <style:text-properties fo:font-size="12pt" style:font-size-asian="12pt" style:font-size-complex="12pt"/>
    </style:style>
    <style:style style:name="P107" style:family="paragraph" style:parent-style-name="Standard" style:list-style-name="L25">
      <style:paragraph-properties fo:text-align="justify" style:justify-single-word="false"/>
      <style:text-properties fo:font-size="12pt" style:font-size-asian="12pt" style:font-size-complex="12pt"/>
    </style:style>
    <style:style style:name="P108" style:family="paragraph" style:parent-style-name="Standard" style:list-style-name="L25">
      <style:paragraph-properties fo:text-align="justify" style:justify-single-word="false"/>
      <style:text-properties fo:font-size="12pt" style:font-size-asian="12pt" style:font-size-complex="12pt"/>
    </style:style>
    <style:style style:name="P109" style:family="paragraph" style:parent-style-name="Standard" style:list-style-name="L25">
      <style:paragraph-properties fo:text-align="justify" style:justify-single-word="false"/>
      <style:text-properties fo:font-size="12pt" style:font-size-asian="12pt" style:font-size-complex="12pt"/>
    </style:style>
    <style:style style:name="P110" style:family="paragraph" style:parent-style-name="Standard" style:list-style-name="L25">
      <style:paragraph-properties fo:text-align="justify" style:justify-single-word="false"/>
      <style:text-properties fo:font-size="12pt" style:font-size-asian="12pt" style:font-size-complex="12pt"/>
    </style:style>
    <style:style style:name="P111" style:family="paragraph" style:parent-style-name="Standard" style:list-style-name="L26">
      <style:paragraph-properties fo:text-align="justify" style:justify-single-word="false"/>
      <style:text-properties fo:font-size="12pt" style:font-size-asian="12pt" style:font-size-complex="12pt"/>
    </style:style>
    <style:style style:name="P112" style:family="paragraph" style:parent-style-name="Standard" style:list-style-name="L26">
      <style:paragraph-properties fo:text-align="justify" style:justify-single-word="false"/>
      <style:text-properties fo:font-size="12pt" style:font-size-asian="12pt" style:font-size-complex="12pt"/>
    </style:style>
    <style:style style:name="P113" style:family="paragraph" style:parent-style-name="Standard" style:list-style-name="L26">
      <style:paragraph-properties fo:text-align="justify" style:justify-single-word="false"/>
      <style:text-properties fo:font-size="12pt" style:font-size-asian="12pt" style:font-size-complex="12pt"/>
    </style:style>
    <style:style style:name="P114" style:family="paragraph" style:parent-style-name="Standard" style:list-style-name="L27">
      <style:paragraph-properties fo:text-align="justify" style:justify-single-word="false"/>
      <style:text-properties fo:font-size="12pt" style:font-size-asian="12pt" style:font-size-complex="12pt"/>
    </style:style>
    <style:style style:name="P115" style:family="paragraph" style:parent-style-name="Standard" style:list-style-name="L27">
      <style:paragraph-properties fo:text-align="justify" style:justify-single-word="false"/>
      <style:text-properties fo:font-size="12pt" style:font-size-asian="12pt" style:font-size-complex="12pt"/>
    </style:style>
    <style:style style:name="P116"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117" style:family="paragraph" style:parent-style-name="Standard">
      <style:paragraph-properties fo:text-align="justify" style:justify-single-word="false"/>
      <style:text-properties fo:font-size="12pt" fo:language="ru" fo:country="RU" fo:font-weight="bold" style:font-size-asian="12pt" style:font-weight-asian="bold" style:font-size-complex="12pt" style:font-weight-complex="bold"/>
    </style:style>
    <style:style style:name="P118" style:family="paragraph" style:parent-style-name="Standard">
      <style:paragraph-properties fo:text-align="justify" style:justify-single-word="false"/>
      <style:text-properties fo:font-size="12pt" fo:language="ru" fo:country="RU" style:font-size-asian="12pt" style:font-size-complex="12pt"/>
    </style:style>
    <style:style style:name="P119" style:family="paragraph" style:parent-style-name="Standard">
      <style:paragraph-properties fo:text-align="justify" style:justify-single-word="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120" style:family="paragraph" style:parent-style-name="Standard">
      <style:paragraph-properties fo:text-align="justify" style:justify-single-word="false"/>
      <style:text-properties fo:font-size="12pt" style:text-underline-style="solid" style:text-underline-width="auto" style:text-underline-color="font-color" style:font-size-asian="12pt" style:font-size-complex="12pt"/>
    </style:style>
    <style:style style:name="P121" style:family="paragraph" style:parent-style-name="Standard" style:list-style-name="L13">
      <style:text-properties style:font-name="Arial1" fo:font-size="12pt" fo:font-style="italic" fo:font-weight="bold" style:font-size-asian="12pt" style:font-style-asian="italic" style:font-weight-asian="bold" style:font-size-complex="12pt" style:font-style-complex="italic" style:font-weight-complex="bold"/>
    </style:style>
    <style:style style:name="P122" style:family="paragraph" style:parent-style-name="Standard" style:list-style-name="L14">
      <style:text-properties style:font-name="Arial1" fo:font-size="12pt" fo:font-style="italic" fo:font-weight="bold" style:font-size-asian="12pt" style:font-style-asian="italic" style:font-weight-asian="bold" style:font-size-complex="12pt" style:font-style-complex="italic" style:font-weight-complex="bold"/>
    </style:style>
    <style:style style:name="P123" style:family="paragraph" style:parent-style-name="Standard" style:list-style-name="L14">
      <style:text-properties style:font-name="Arial1" fo:font-size="12pt" fo:font-style="italic" fo:font-weight="bold" style:font-size-asian="12pt" style:font-style-asian="italic" style:font-weight-asian="bold" style:font-size-complex="12pt" style:font-style-complex="italic" style:font-weight-complex="bold"/>
    </style:style>
    <style:style style:name="P124" style:family="paragraph" style:parent-style-name="Standard" style:list-style-name="L14">
      <style:text-properties style:font-name="Arial1" fo:font-size="12pt" fo:font-style="italic" fo:font-weight="bold" style:font-size-asian="12pt" style:font-style-asian="italic" style:font-weight-asian="bold" style:font-size-complex="12pt" style:font-style-complex="italic" style:font-weight-complex="bold"/>
    </style:style>
    <style:style style:name="P125" style:family="paragraph" style:parent-style-name="Standard" style:list-style-name="L17">
      <style:text-properties style:font-name="Arial1" fo:font-size="12pt" fo:font-style="italic" fo:font-weight="bold" style:font-size-asian="12pt" style:font-style-asian="italic" style:font-weight-asian="bold" style:font-size-complex="12pt" style:font-style-complex="italic" style:font-weight-complex="bold"/>
    </style:style>
    <style:style style:name="P126" style:family="paragraph" style:parent-style-name="Standard" style:list-style-name="L17">
      <style:text-properties style:font-name="Arial1" fo:font-size="12pt" fo:font-style="italic" fo:font-weight="bold" style:font-size-asian="12pt" style:font-style-asian="italic" style:font-weight-asian="bold" style:font-size-complex="12pt" style:font-style-complex="italic" style:font-weight-complex="bold"/>
    </style:style>
    <style:style style:name="P127" style:family="paragraph" style:parent-style-name="Standard" style:list-style-name="L17">
      <style:text-properties style:font-name="Arial1" fo:font-size="12pt" fo:font-style="italic" fo:font-weight="bold" style:font-size-asian="12pt" style:font-style-asian="italic" style:font-weight-asian="bold" style:font-size-complex="12pt" style:font-style-complex="italic" style:font-weight-complex="bold"/>
    </style:style>
    <style:style style:name="P128" style:family="paragraph" style:parent-style-name="Standard" style:list-style-name="L17">
      <style:text-properties style:font-name="Arial1" fo:font-size="12pt" fo:font-style="italic" fo:font-weight="bold" style:font-size-asian="12pt" style:font-style-asian="italic" style:font-weight-asian="bold" style:font-size-complex="12pt" style:font-style-complex="italic" style:font-weight-complex="bold"/>
    </style:style>
    <style:style style:name="P129" style:family="paragraph" style:parent-style-name="Standard" style:list-style-name="L17">
      <style:text-properties style:font-name="Arial1" fo:font-size="12pt" fo:font-style="italic" fo:font-weight="bold" style:font-size-asian="12pt" style:font-style-asian="italic" style:font-weight-asian="bold" style:font-size-complex="12pt" style:font-style-complex="italic" style:font-weight-complex="bold"/>
    </style:style>
    <style:style style:name="P130" style:family="paragraph" style:parent-style-name="Standard" style:list-style-name="L18">
      <style:text-properties style:font-name="Arial1" fo:font-size="12pt" fo:font-style="italic" fo:font-weight="bold" style:font-size-asian="12pt" style:font-style-asian="italic" style:font-weight-asian="bold" style:font-size-complex="12pt" style:font-style-complex="italic" style:font-weight-complex="bold"/>
    </style:style>
    <style:style style:name="P131" style:family="paragraph" style:parent-style-name="Standard" style:list-style-name="L18">
      <style:text-properties style:font-name="Arial1" fo:font-size="12pt" fo:font-style="italic" fo:font-weight="bold" style:font-size-asian="12pt" style:font-style-asian="italic" style:font-weight-asian="bold" style:font-size-complex="12pt" style:font-style-complex="italic" style:font-weight-complex="bold"/>
    </style:style>
    <style:style style:name="P132" style:family="paragraph" style:parent-style-name="Standard" style:list-style-name="L18">
      <style:text-properties style:font-name="Arial1" fo:font-size="12pt" fo:font-style="italic" fo:font-weight="bold" style:font-size-asian="12pt" style:font-style-asian="italic" style:font-weight-asian="bold" style:font-size-complex="12pt" style:font-style-complex="italic" style:font-weight-complex="bold"/>
    </style:style>
    <style:style style:name="P133" style:family="paragraph" style:parent-style-name="Standard" style:list-style-name="L18">
      <style:text-properties style:font-name="Arial1" fo:font-size="12pt" fo:font-style="italic" fo:font-weight="bold" style:font-size-asian="12pt" style:font-style-asian="italic" style:font-weight-asian="bold" style:font-size-complex="12pt" style:font-style-complex="italic" style:font-weight-complex="bold"/>
    </style:style>
    <style:style style:name="P134" style:family="paragraph" style:parent-style-name="Standard" style:list-style-name="L18">
      <style:text-properties style:font-name="Arial1" fo:font-size="12pt" fo:font-style="italic" fo:font-weight="bold" style:font-size-asian="12pt" style:font-style-asian="italic" style:font-weight-asian="bold" style:font-size-complex="12pt" style:font-style-complex="italic" style:font-weight-complex="bold"/>
    </style:style>
    <style:style style:name="P135" style:family="paragraph" style:parent-style-name="Standard" style:list-style-name="L19">
      <style:text-properties style:font-name="Arial1" fo:font-size="12pt" fo:font-style="italic" fo:font-weight="bold" style:font-size-asian="12pt" style:font-style-asian="italic" style:font-weight-asian="bold" style:font-size-complex="12pt" style:font-style-complex="italic" style:font-weight-complex="bold"/>
    </style:style>
    <style:style style:name="P136" style:family="paragraph" style:parent-style-name="Standard" style:list-style-name="L19">
      <style:text-properties style:font-name="Arial1" fo:font-size="12pt" fo:font-style="italic" fo:font-weight="bold" style:font-size-asian="12pt" style:font-style-asian="italic" style:font-weight-asian="bold" style:font-size-complex="12pt" style:font-style-complex="italic" style:font-weight-complex="bold"/>
    </style:style>
    <style:style style:name="P137" style:family="paragraph" style:parent-style-name="Standard" style:list-style-name="L19">
      <style:text-properties style:font-name="Arial1" fo:font-size="12pt" fo:font-style="italic" fo:font-weight="bold" style:font-size-asian="12pt" style:font-style-asian="italic" style:font-weight-asian="bold" style:font-size-complex="12pt" style:font-style-complex="italic" style:font-weight-complex="bold"/>
    </style:style>
    <style:style style:name="P138" style:family="paragraph" style:parent-style-name="Standard" style:list-style-name="L19">
      <style:text-properties style:font-name="Arial1" fo:font-size="12pt" fo:font-style="italic" fo:font-weight="bold" style:font-size-asian="12pt" style:font-style-asian="italic" style:font-weight-asian="bold" style:font-size-complex="12pt" style:font-style-complex="italic" style:font-weight-complex="bold"/>
    </style:style>
    <style:style style:name="P139" style:family="paragraph" style:parent-style-name="Standard" style:list-style-name="L19">
      <style:text-properties style:font-name="Arial1" fo:font-size="12pt" fo:font-style="italic" fo:font-weight="bold" style:font-size-asian="12pt" style:font-style-asian="italic" style:font-weight-asian="bold" style:font-size-complex="12pt" style:font-style-complex="italic" style:font-weight-complex="bold"/>
    </style:style>
    <style:style style:name="P140" style:family="paragraph" style:parent-style-name="Standard" style:list-style-name="L19">
      <style:text-properties style:font-name="Arial1" fo:font-size="12pt" fo:font-style="italic" fo:font-weight="bold" style:font-size-asian="12pt" style:font-style-asian="italic" style:font-weight-asian="bold" style:font-size-complex="12pt" style:font-style-complex="italic" style:font-weight-complex="bold"/>
    </style:style>
    <style:style style:name="P141" style:family="paragraph" style:parent-style-name="Standard" style:list-style-name="L19">
      <style:text-properties style:font-name="Arial1" fo:font-size="12pt" fo:font-style="italic" fo:font-weight="bold" style:font-size-asian="12pt" style:font-style-asian="italic" style:font-weight-asian="bold" style:font-size-complex="12pt" style:font-style-complex="italic" style:font-weight-complex="bold"/>
    </style:style>
    <style:style style:name="P142" style:family="paragraph" style:parent-style-name="Standard" style:list-style-name="L19">
      <style:text-properties style:font-name="Arial1" fo:font-size="12pt" fo:font-style="italic" fo:font-weight="bold" style:font-size-asian="12pt" style:font-style-asian="italic" style:font-weight-asian="bold" style:font-size-complex="12pt" style:font-style-complex="italic" style:font-weight-complex="bold"/>
    </style:style>
    <style:style style:name="P143" style:family="paragraph" style:parent-style-name="Standard" style:list-style-name="L19">
      <style:text-properties style:font-name="Arial1" fo:font-size="12pt" fo:font-style="italic" fo:font-weight="bold" style:font-size-asian="12pt" style:font-style-asian="italic" style:font-weight-asian="bold" style:font-size-complex="12pt" style:font-style-complex="italic" style:font-weight-complex="bold"/>
    </style:style>
    <style:style style:name="P144" style:family="paragraph" style:parent-style-name="Standard" style:list-style-name="L19">
      <style:text-properties style:font-name="Arial1" fo:font-size="12pt" fo:font-style="italic" fo:font-weight="bold" style:font-size-asian="12pt" style:font-style-asian="italic" style:font-weight-asian="bold" style:font-size-complex="12pt" style:font-style-complex="italic" style:font-weight-complex="bold"/>
    </style:style>
    <style:style style:name="P145" style:family="paragraph" style:parent-style-name="Standard" style:list-style-name="L20">
      <style:text-properties style:font-name="Arial1" fo:font-size="12pt" fo:font-style="italic" fo:font-weight="bold" style:font-size-asian="12pt" style:font-style-asian="italic" style:font-weight-asian="bold" style:font-size-complex="12pt" style:font-style-complex="italic" style:font-weight-complex="bold"/>
    </style:style>
    <style:style style:name="P146" style:family="paragraph" style:parent-style-name="Standard" style:list-style-name="L20">
      <style:text-properties style:font-name="Arial1" fo:font-size="12pt" fo:font-style="italic" fo:font-weight="bold" style:font-size-asian="12pt" style:font-style-asian="italic" style:font-weight-asian="bold" style:font-size-complex="12pt" style:font-style-complex="italic" style:font-weight-complex="bold"/>
    </style:style>
    <style:style style:name="P147" style:family="paragraph" style:parent-style-name="Standard" style:list-style-name="L20">
      <style:text-properties style:font-name="Arial1" fo:font-size="12pt" fo:font-style="italic" fo:font-weight="bold" style:font-size-asian="12pt" style:font-style-asian="italic" style:font-weight-asian="bold" style:font-size-complex="12pt" style:font-style-complex="italic" style:font-weight-complex="bold"/>
    </style:style>
    <style:style style:name="P148" style:family="paragraph" style:parent-style-name="Standard" style:list-style-name="L20">
      <style:text-properties style:font-name="Arial1" fo:font-size="12pt" fo:font-style="italic" fo:font-weight="bold" style:font-size-asian="12pt" style:font-style-asian="italic" style:font-weight-asian="bold" style:font-size-complex="12pt" style:font-style-complex="italic" style:font-weight-complex="bold"/>
    </style:style>
    <style:style style:name="P149" style:family="paragraph" style:parent-style-name="Standard" style:list-style-name="L20">
      <style:text-properties style:font-name="Arial1" fo:font-size="12pt" fo:font-style="italic" fo:font-weight="bold" style:font-size-asian="12pt" style:font-style-asian="italic" style:font-weight-asian="bold" style:font-size-complex="12pt" style:font-style-complex="italic" style:font-weight-complex="bold"/>
    </style:style>
    <style:style style:name="P150" style:family="paragraph" style:parent-style-name="Standard" style:list-style-name="L20">
      <style:text-properties style:font-name="Arial1" fo:font-size="12pt" fo:font-style="italic" fo:font-weight="bold" style:font-size-asian="12pt" style:font-style-asian="italic" style:font-weight-asian="bold" style:font-size-complex="12pt" style:font-style-complex="italic" style:font-weight-complex="bold"/>
    </style:style>
    <style:style style:name="P151" style:family="paragraph" style:parent-style-name="Standard" style:list-style-name="L20">
      <style:text-properties style:font-name="Arial1" fo:font-size="12pt" fo:font-style="italic" fo:font-weight="bold" style:font-size-asian="12pt" style:font-style-asian="italic" style:font-weight-asian="bold" style:font-size-complex="12pt" style:font-style-complex="italic" style:font-weight-complex="bold"/>
    </style:style>
    <style:style style:name="P152" style:family="paragraph" style:parent-style-name="Standard" style:list-style-name="L20">
      <style:text-properties style:font-name="Arial1" fo:font-size="12pt" fo:font-style="italic" fo:font-weight="bold" style:font-size-asian="12pt" style:font-style-asian="italic" style:font-weight-asian="bold" style:font-size-complex="12pt" style:font-style-complex="italic" style:font-weight-complex="bold"/>
    </style:style>
    <style:style style:name="P153" style:family="paragraph" style:parent-style-name="Standard" style:list-style-name="L20">
      <style:text-properties style:font-name="Arial1" fo:font-size="12pt" fo:font-style="italic" fo:font-weight="bold" style:font-size-asian="12pt" style:font-style-asian="italic" style:font-weight-asian="bold" style:font-size-complex="12pt" style:font-style-complex="italic" style:font-weight-complex="bold"/>
    </style:style>
    <style:style style:name="P154" style:family="paragraph" style:parent-style-name="Standard" style:list-style-name="L20">
      <style:text-properties style:font-name="Arial1" fo:font-size="12pt" fo:font-style="italic" fo:font-weight="bold" style:font-size-asian="12pt" style:font-style-asian="italic" style:font-weight-asian="bold" style:font-size-complex="12pt" style:font-style-complex="italic" style:font-weight-complex="bold"/>
    </style:style>
    <style:style style:name="P155" style:family="paragraph" style:parent-style-name="Standard">
      <style:text-properties style:font-name="Arial1" fo:font-size="12pt" fo:font-style="italic" style:font-size-asian="12pt" style:font-style-asian="italic" style:font-size-complex="12pt" style:font-style-complex="italic"/>
    </style:style>
    <style:style style:name="P156" style:family="paragraph" style:parent-style-name="Standard" style:list-style-name="L18">
      <style:text-properties style:font-name="Arial1" fo:font-size="12pt" fo:font-style="italic" style:text-underline-style="none" fo:font-weight="bold" style:font-size-asian="12pt" style:font-style-asian="italic" style:font-weight-asian="bold" style:font-size-complex="12pt" style:font-style-complex="italic" style:font-weight-complex="bold"/>
    </style:style>
    <style:style style:name="P157" style:family="paragraph" style:parent-style-name="Standard" style:list-style-name="L15">
      <style:text-properties style:font-name="Arial1" fo:font-size="12pt" style:font-size-asian="12pt" style:font-size-complex="12pt"/>
    </style:style>
    <style:style style:name="P158" style:family="paragraph" style:parent-style-name="Standard" style:list-style-name="L15">
      <style:text-properties style:font-name="Arial1" fo:font-size="12pt" style:font-size-asian="12pt" style:font-size-complex="12pt"/>
    </style:style>
    <style:style style:name="P159" style:family="paragraph" style:parent-style-name="Standard" style:list-style-name="L15">
      <style:text-properties style:font-name="Arial1" fo:font-size="12pt" style:font-size-asian="12pt" style:font-size-complex="12pt"/>
    </style:style>
    <style:style style:name="P160" style:family="paragraph" style:parent-style-name="Standard" style:list-style-name="L15">
      <style:text-properties style:font-name="Arial1" fo:font-size="12pt" style:font-size-asian="12pt" style:font-size-complex="12pt"/>
    </style:style>
    <style:style style:name="P161" style:family="paragraph" style:parent-style-name="Standard" style:list-style-name="L15">
      <style:text-properties style:font-name="Arial1" fo:font-size="12pt" style:font-size-asian="12pt" style:font-size-complex="12pt"/>
    </style:style>
    <style:style style:name="P162" style:family="paragraph" style:parent-style-name="Standard" style:list-style-name="L15">
      <style:text-properties style:font-name="Arial1" fo:font-size="12pt" style:font-size-asian="12pt" style:font-size-complex="12pt"/>
    </style:style>
    <style:style style:name="P163" style:family="paragraph" style:parent-style-name="Standard" style:list-style-name="L15">
      <style:text-properties style:font-name="Arial1" fo:font-size="12pt" style:font-size-asian="12pt" style:font-size-complex="12pt"/>
    </style:style>
    <style:style style:name="P164" style:family="paragraph" style:parent-style-name="Standard" style:list-style-name="L15">
      <style:text-properties style:font-name="Arial1" fo:font-size="12pt" style:font-size-asian="12pt" style:font-size-complex="12pt"/>
    </style:style>
    <style:style style:name="P165" style:family="paragraph" style:parent-style-name="Standard" style:list-style-name="L16">
      <style:text-properties style:font-name="Arial1" fo:font-size="12pt" style:font-size-asian="12pt" style:font-size-complex="12pt"/>
    </style:style>
    <style:style style:name="P166" style:family="paragraph" style:parent-style-name="Standard" style:list-style-name="L16">
      <style:text-properties style:font-name="Arial1" fo:font-size="12pt" style:font-size-asian="12pt" style:font-size-complex="12pt"/>
    </style:style>
    <style:style style:name="P167" style:family="paragraph" style:parent-style-name="Standard" style:list-style-name="L16">
      <style:text-properties style:font-name="Arial1" fo:font-size="12pt" style:font-size-asian="12pt" style:font-size-complex="12pt"/>
    </style:style>
    <style:style style:name="P168" style:family="paragraph" style:parent-style-name="Standard" style:list-style-name="L16">
      <style:text-properties style:font-name="Arial1" fo:font-size="12pt" style:font-size-asian="12pt" style:font-size-complex="12pt"/>
    </style:style>
    <style:style style:name="P169" style:family="paragraph" style:parent-style-name="Standard" style:list-style-name="L16">
      <style:text-properties style:font-name="Arial1" fo:font-size="12pt" style:font-size-asian="12pt" style:font-size-complex="12pt"/>
    </style:style>
    <style:style style:name="P170" style:family="paragraph" style:parent-style-name="Standard" style:list-style-name="L18">
      <style:text-properties style:font-name="Arial1" fo:font-size="12pt" style:font-size-asian="12pt" style:font-size-complex="12pt"/>
    </style:style>
    <style:style style:name="P171" style:family="paragraph" style:parent-style-name="Standard" style:list-style-name="L18">
      <style:text-properties style:font-name="Arial1" fo:font-size="12pt" style:font-size-asian="12pt" style:font-size-complex="12pt"/>
    </style:style>
    <style:style style:name="P172" style:family="paragraph" style:parent-style-name="Standard" style:list-style-name="L18">
      <style:text-properties style:font-name="Arial1" fo:font-size="12pt" style:font-size-asian="12pt" style:font-size-complex="12pt"/>
    </style:style>
    <style:style style:name="P173" style:family="paragraph" style:parent-style-name="Standard" style:list-style-name="L18">
      <style:text-properties style:font-name="Arial1" fo:font-size="12pt" style:font-size-asian="12pt" style:font-size-complex="12pt"/>
    </style:style>
    <style:style style:name="P174" style:family="paragraph" style:parent-style-name="Standard" style:list-style-name="L18">
      <style:text-properties style:font-name="Arial1" fo:font-size="12pt" style:font-size-asian="12pt" style:font-size-complex="12pt"/>
    </style:style>
    <style:style style:name="P175" style:family="paragraph" style:parent-style-name="Standard" style:list-style-name="L20">
      <style:text-properties style:font-name="Arial1" fo:font-size="12pt" style:font-size-asian="12pt" style:font-size-complex="12pt"/>
    </style:style>
    <style:style style:name="P176" style:family="paragraph" style:parent-style-name="Standard" style:list-style-name="L20">
      <style:text-properties style:font-name="Arial1" fo:font-size="12pt" style:font-size-asian="12pt" style:font-size-complex="12pt"/>
    </style:style>
    <style:style style:name="P177" style:family="paragraph" style:parent-style-name="Standard" style:list-style-name="L20">
      <style:text-properties style:font-name="Arial1" fo:font-size="12pt" style:font-size-asian="12pt" style:font-size-complex="12pt"/>
    </style:style>
    <style:style style:name="P178" style:family="paragraph" style:parent-style-name="Standard" style:list-style-name="L20">
      <style:text-properties style:font-name="Arial1" fo:font-size="12pt" style:font-size-asian="12pt" style:font-size-complex="12pt"/>
    </style:style>
    <style:style style:name="P179" style:family="paragraph" style:parent-style-name="Standard" style:list-style-name="L20">
      <style:text-properties style:font-name="Arial1" fo:font-size="12pt" style:font-size-asian="12pt" style:font-size-complex="12pt"/>
    </style:style>
    <style:style style:name="P180" style:family="paragraph" style:parent-style-name="Heading_20_3">
      <style:paragraph-properties fo:text-align="justify" style:justify-single-word="false" fo:break-before="page"/>
    </style:style>
    <style:style style:name="P181" style:family="paragraph" style:parent-style-name="Text_20_body">
      <style:paragraph-properties fo:text-align="justify" style:justify-single-word="fals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bold" style:font-weight-asian="bold" style:font-weight-complex="bold"/>
    </style:style>
    <style:style style:name="T4" style:family="text">
      <style:text-properties fo:font-style="italic" style:text-underline-style="none" style:font-style-asian="italic" style:font-style-complex="italic"/>
    </style:style>
    <style:style style:name="T5" style:family="text">
      <style:text-properties fo:font-style="italic" style:font-style-asian="italic" style:font-style-complex="italic"/>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fo:font-style="normal" style:text-underline-style="none" fo:font-weight="normal" style:font-style-asian="normal" style:font-weight-asian="normal" style:font-style-complex="normal" style:font-weight-complex="normal"/>
    </style:style>
    <style:style style:name="T1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2" style:family="text">
      <style:text-properties style:font-name="Arial1" fo:font-size="12pt" fo:font-style="italic" style:text-underline-style="none" fo:font-weight="normal" style:font-size-asian="12pt" style:font-style-asian="italic" style:font-weight-asian="normal" style:font-size-complex="12pt" style:font-style-complex="italic" style:font-weight-complex="normal"/>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Оглавление</text:p>
          </text:index-title>
          <text:p text:style-name="P2">Управление рисками<text:tab/>2</text:p>
          <text:p text:style-name="P3">Цель<text:tab/>2</text:p>
          <text:p text:style-name="P3">Вводная часть<text:tab/>2</text:p>
          <text:p text:style-name="P3">Ссылки на другие ключевые области<text:tab/>3</text:p>
          <text:p text:style-name="P3">Перечень частных целей<text:tab/>3</text:p>
          <text:p text:style-name="P3">Перечень общих целей<text:tab/>3</text:p>
          <text:p text:style-name="P3">Практики для достижения целей<text:tab/>5</text:p>
          <text:p text:style-name="P4">Частные практики<text:tab/>6</text:p>
          <text:p text:style-name="P4">Общие практики<text:tab/>17</text:p>
        </text:index-body>
      </text:table-of-content>
      <text:h text:style-name="Heading_20_1" text:outline-level="1"/>
      <text:h text:style-name="P5" text:outline-level="1">Управление рисками</text:h>
      <text:p text:style-name="P7"/>
      <text:h text:style-name="Heading_20_2" text:outline-level="2">Цель</text:h>
      <text:p text:style-name="P8"/>
      <text:p text:style-name="P8">Целью управления рисками является определение потенциальных проблем до их проявления, так чтобы мероприятия по обращению с рисками могли быть спланированы и осуществлялись должным образом на протяжении всего жизненного цикла для смягчения враждебных влияний на достижение целей.</text:p>
      <text:p text:style-name="P8"/>
      <text:h text:style-name="Heading_20_2" text:outline-level="2">Вводная часть</text:h>
      <text:p text:style-name="P9"/>
      <text:p text:style-name="P9">Управление рисками — последовательный, направленный на будущее процесс, являющийся важной составной частью процессов делового и технического управления. Управление рисками должно ориентироваться на события, которые могут поставить под удар достижение наиболее важных целей. Последовательный подход к управлению рисками применяется для гарантированного эффективного предупреждения и смягчения рисков с критическим влиянием на протяжении всего жизненного цикла проекта.</text:p>
      <text:p text:style-name="P9"/>
      <text:p text:style-name="P9">Эффективное управление рисками включает раннее и агрессивное определение рисков через сотрудничество и вовлечение заинтересованных лиц, так как это описано в плане вовлечения заинтересованных лиц, разрабатываемом при планировании проекта. Сильное лидерство среди всех участников необходимо для установления среды, в которой возможно свободное и открытое распознавание и обсуждение рисков.</text:p>
      <text:p text:style-name="P9"/>
      <text:p text:style-name="P9">Несмотря на то, что технические проблемы являются первоочередным беспокойством как в начале разработки проекта, так и на всех её стадиях, управление рисками должно рассматривать как внешние, так и внутренние источники стоимостных, плановых и технических рисков. Раннее и агрессивное определение рисков важно, так как обычно легче, дешевле, и менее разрушительно вносить изменения и корректировать проект на начальных стадиях его разработки, нежели в середине и тем более конце процесса разработки.</text:p>
      <text:p text:style-name="P9"/>
      <text:p text:style-name="P9">Управление рисками состоит из 3-х частей: определение стратегии управления рисками; определение и анализ рисков; управление выявленными рисками, включая осуществление планов по смягчению риска в случае необходимости.</text:p>
      <text:p text:style-name="P9"/>
      <text:p text:style-name="P9">Как было показано в Планировании проекта и Мониторинге и контроле проекта, организации могут поначалу сконцентрироваться просто на обнаружении рисков для собственного понимания, и реагировать на реализацию этих рисков когда они происходят. Область управления рисками описывает эволюцию от этих практик к систематическому планированию, предупреждению и смягчению рисков для упреждающей минимизации их влияния на проект.</text:p>
      <text:p text:style-name="P9"/>
      <text:p text:style-name="P9">Хотя основной акцент управления рисками делается на проекте, <text:span text:style-name="T1">те же методы могут </text:span><text:soft-page-break/><text:span text:style-name="T1">быть применены для управления организационными рисками. Стратегии смягчения рисков должны направляться общим видением продукта, чтобы удостовериться в сохранении его перспектив.</text:span></text:p>
      <text:p text:style-name="P10"/>
      <text:h text:style-name="Heading_20_2" text:outline-level="2">Ссылки на другие ключевые области</text:h>
      <text:p text:style-name="P10"/>
      <text:p text:style-name="P9"><text:span text:style-name="T4">Планирование проекта</text:span><text:span text:style-name="T1"> — идентификация рисков в проекте и планирование вовлечения важных заинтересованных лиц.</text:span></text:p>
      <text:p text:style-name="P10"/>
      <text:p text:style-name="P9"><text:span text:style-name="T4">Мониторинг и контроль проекта</text:span><text:span text:style-name="T1"> — отслеживание проектных рисков.</text:span></text:p>
      <text:p text:style-name="P10"/>
      <text:p text:style-name="P9"><text:span text:style-name="T4">Анализ решений</text:span><text:span text:style-name="T1"> — использование структурного подхода к решениям для вычисления альтернатив выбору и смягчению обнаруженных рисков.</text:span></text:p>
      <text:p text:style-name="P10"/>
      <text:h text:style-name="Heading_20_2" text:outline-level="2">Перечень частных целей</text:h>
      <text:p text:style-name="P10"/>
      <text:p text:style-name="P11">SG1 Подготовьтесь к управлению рисками</text:p>
      <text:p text:style-name="P10"/>
      <text:p text:style-name="P9"><text:span text:style-name="T6">Результат:</text:span><text:span text:style-name="T1"> Подготовкой к управлению рисками осуществлена.</text:span></text:p>
      <text:p text:style-name="P10"/>
      <text:p text:style-name="P11">SG2 Обнаружьте и анализируйте риски</text:p>
      <text:p text:style-name="P10"/>
      <text:p text:style-name="P9"><text:span text:style-name="T6">Результат:</text:span><text:span text:style-name="T1"> Риски обнаружены и проанализированы для определения их относительной важности.</text:span></text:p>
      <text:p text:style-name="P10"/>
      <text:p text:style-name="P11">SG3 Смягчайте риски</text:p>
      <text:p text:style-name="P10"/>
      <text:p text:style-name="P9"><text:span text:style-name="T6">Результат:</text:span><text:span text:style-name="T1"> Риски управляемы и смягчены, где это необходимо, чтобы уменьшить враждебное влияние на достижение целей.</text:span></text:p>
      <text:p text:style-name="P10"/>
      <text:h text:style-name="Heading_20_2" text:outline-level="2">Перечень общих целей</text:h>
      <text:p text:style-name="P10"/>
      <text:p text:style-name="P11">GG1 Достигните частных целей</text:p>
      <text:p text:style-name="P10"/>
      <text:p text:style-name="P12"><text:span text:style-name="T8">Результат:</text:span><text:span text:style-name="T2"> Процесс поддерживает и включает достижение частных целей через преобразование определённых входных продуктов в соответствующие им выходные.</text:span></text:p>
      <text:p text:style-name="P10"/>
      <text:p text:style-name="P11">GG2 Установите управляемый процесс</text:p>
      <text:p text:style-name="P10"/>
      <text:p text:style-name="P12"><text:span text:style-name="T8">Результат:</text:span><text:span text:style-name="T2"> Процесс установлен как управляемый.</text:span></text:p>
      <text:p text:style-name="P10"/>
      <text:p text:style-name="P11">GG3 Установите определённый процесс</text:p>
      <text:p text:style-name="P11"/>
      <text:p text:style-name="P12"><text:span text:style-name="T8">Результат:</text:span><text:span text:style-name="T2"> Процесс установлен как определённый.</text:span></text:p>
      <text:p text:style-name="P10"/>
      <text:p text:style-name="P11">GG4 Установите количественно управляемый процесс</text:p>
      <text:p text:style-name="P10"><text:soft-page-break/></text:p>
      <text:p text:style-name="P12"><text:span text:style-name="T8">Результат:</text:span><text:span text:style-name="T2"> Процесс установлен как количественно управляемый.</text:span></text:p>
      <text:p text:style-name="P10"/>
      <text:p text:style-name="P11">GG5 Установите оптимизирующий процесс</text:p>
      <text:p text:style-name="P10"/>
      <text:p text:style-name="P12"><text:span text:style-name="T8">Результат:</text:span><text:span text:style-name="T2"> Процесс установлен как оптимизирующий.</text:span></text:p>
      <text:p text:style-name="P10"/>
      <text:p text:style-name="P10"/>
      <text:h text:style-name="P6" text:outline-level="2">Практики для достижения целей</text:h>
      <text:p text:style-name="P10"/>
      <text:p text:style-name="P11">SG1 Подготовьтесь к управлению рисками</text:p>
      <text:p text:style-name="P10"><text:tab/>SP 1.1-1 Определите источники и категории рисков</text:p>
      <text:p text:style-name="P10"><text:tab/>SP 1.2-1 Определите параметры рисков</text:p>
      <text:p text:style-name="P10"><text:tab/>SP 1.3-1 Установите стратегию управления рисками</text:p>
      <text:p text:style-name="P10"/>
      <text:p text:style-name="P11">SG2 Обнаружьте и анализируйте риски</text:p>
      <text:p text:style-name="P12"><text:span text:style-name="T1"><text:tab/></text:span><text:span text:style-name="T2">SP 2.1-1 Обнаружьте риски</text:span></text:p>
      <text:p text:style-name="P10"><text:tab/>SP 2.2-1 Ранжируйте риски</text:p>
      <text:p text:style-name="P10"/>
      <text:p text:style-name="P11">SG3 Смягчайте риски</text:p>
      <text:p text:style-name="P12"><text:span text:style-name="T1"><text:tab/></text:span><text:span text:style-name="T2">SP 3.1-1 Разработайте планы смягчения рисков</text:span></text:p>
      <text:p text:style-name="P10"><text:tab/>SP 3.2-1 Реализуйте планы смягчения рисков</text:p>
      <text:p text:style-name="P10"/>
      <text:p text:style-name="P19"/>
      <text:p text:style-name="P19">GG1 Достигните частные цели</text:p>
      <text:p text:style-name="P20"/>
      <text:p text:style-name="P20"><text:tab/>GP 1.1 Определите границы работы</text:p>
      <text:p text:style-name="P20"><text:tab/>GP 1.2 Выполните базовые практики</text:p>
      <text:p text:style-name="P20"/>
      <text:p text:style-name="P19">GG2 Установите управляемый процесс</text:p>
      <text:p text:style-name="P19"/>
      <text:p text:style-name="P19"><text:tab/><text:span text:style-name="T8">GP 2.1 Установите организационную политику</text:span></text:p>
      <text:p text:style-name="P20"><text:tab/>GP 2.2 Планируйте процесс</text:p>
      <text:p text:style-name="P20"><text:tab/>GP 2.3 Предоставьте ресурсы</text:p>
      <text:p text:style-name="P20"><text:tab/>GP 2.4 Установите ответственность</text:p>
      <text:p text:style-name="P20"><text:tab/>GP 2.5 Обучите персонал</text:p>
      <text:p text:style-name="P20"><text:tab/>GP 2.6 Управляйте конфигурацией</text:p>
      <text:p text:style-name="P20"><text:tab/>GP 2.7 Определите и вовлекайте заинтересованных лиц</text:p>
      <text:p text:style-name="P20"><text:tab/>GP 2.8 Следите и управляйте процессом</text:p>
      <text:p text:style-name="P20"><text:tab/>GP 2.9 Объективно оценивайте соблюдение правил</text:p>
      <text:p text:style-name="P20"><text:tab/>GP 2.10 Пересматривайте статус проекта с вышестоящим руководством</text:p>
      <text:p text:style-name="P19"/>
      <text:p text:style-name="P19">GG3 Установите определённый процесс</text:p>
      <text:p text:style-name="P20"/>
      <text:p text:style-name="P20"><text:tab/>GP 3.1 Установите определённый процесс</text:p>
      <text:p text:style-name="P20"><text:tab/>GP 3.2 Собирайте информацию об улучшениях</text:p>
      <text:p text:style-name="P20"/>
      <text:p text:style-name="P19">GG4 Установите количественно управляемый процесс</text:p>
      <text:p text:style-name="P20"/>
      <text:p text:style-name="P20"><text:tab/>GP 4.1 Установите цели качества</text:p>
      <text:p text:style-name="P20"><text:tab/>GP 4.2 Стабилизируйте производительность подпроцессов</text:p>
      <text:p text:style-name="P20"/>
      <text:p text:style-name="P19">GG5 Установите оптимизирующий процесс</text:p>
      <text:p text:style-name="P11"/>
      <text:p text:style-name="P10"><text:tab/>GP 5.1 Удостоверьтесь в постоянном улучшении проекта</text:p>
      <text:p text:style-name="P10"><text:tab/>GP 5.2 Исправьте общие источники проблем</text:p>
      <text:p text:style-name="P11"/>
      <text:h text:style-name="Heading_20_3" text:outline-level="3"><text:soft-page-break/>Частные практики</text:h>
      <text:p text:style-name="P11"/>
      <text:p text:style-name="P11">SG1 Подготовьтесь к управлению рисками</text:p>
      <text:p text:style-name="P11"/>
      <text:p text:style-name="P13">Результат:<text:span text:style-name="T1"> Риски обнаружены и проанализированы для определения их относительной важности.</text:span></text:p>
      <text:p text:style-name="P10"/>
      <text:p text:style-name="P10">Стратегии обнаружения, анализа и смягчения рисков установлены и поддерживаются. Риски внесены в план рисков проекта. Стратегия управления рисками опирается на возможные в данной ситуации действия, ресурсы и подходы к управлению для применения и контроля программы контроля рисков. Сюда включаются планирование источников риска, схема распределения рисков по категориям и параметры оценки и контроля рисков для эффективного управления.</text:p>
      <text:p text:style-name="P10"/>
      <text:p text:style-name="P11"><text:tab/>SP 1.1-1 Определите источники и категории рисков</text:p>
      <text:p text:style-name="P11"/>
      <text:p text:style-name="P14"><text:tab/>Определите источники и категории рисков.</text:p>
      <text:p text:style-name="P11"/>
      <text:p text:style-name="P10"><text:tab/>Определение источников риска предоставляет основу для систематической оценки складывающейся ситуации, чтобы обнаружить обстоятельства, могущие повлиять на способность проекта к достижению целей. Рассматриваются как внешние, так и внутренние по отношению к проекту риски. По мере развития проекта могут добавляться дополнительные источники рисков. Установление категорий для рисков предоставляет механизм для сбора и <text:s/>организации информации о рисках, а также чтобы удостовериться в надлежащем внимании к тем рискам, которые могут иметь наиболее серьёзные последствия для достижения целей проекта.</text:p>
      <text:p text:style-name="P10"/>
      <text:p text:style-name="P13"><text:span text:style-name="T1"><text:tab/></text:span><text:span text:style-name="T9">Типичные продукты:</text:span></text:p>
      <text:p text:style-name="P12"/>
      <text:list text:style-name="L1">
        <text:list-item>
          <text:p text:style-name="P43">Список источников рисков (внешних и внутренних)</text:p>
          <text:p text:style-name="P43"/>
        </text:list-item>
        <text:list-item>
          <text:p text:style-name="P43">Список категорий рисков</text:p>
        </text:list-item>
      </text:list>
      <text:p text:style-name="P10"/>
      <text:p text:style-name="P10"/>
      <text:p text:style-name="P13"><text:span text:style-name="T1"><text:tab/></text:span><text:span text:style-name="T9">Практики:</text:span></text:p>
      <text:p text:style-name="P12"/>
      <text:list text:style-name="L2">
        <text:list-item>
          <text:p text:style-name="P46">Определите источники рисков</text:p>
        </text:list-item>
      </text:list>
      <text:p text:style-name="P10"><text:tab/></text:p>
      <text:p text:style-name="P10"><text:tab/>Существует множество источников рисков, как внутренних (возможность реализовать дизайн, известные недостатки используемых приложений) так и внешних (стабильность финансирования, рабочее окружение). Некоторые типичные области рисков:</text:p>
      <text:p text:style-name="P10"/>
      <text:list text:style-name="L3">
        <text:list-item>
          <text:p text:style-name="P30">нечёткие требования</text:p>
        </text:list-item>
        <text:list-item>
          <text:p text:style-name="P30">выполнимость дизайна</text:p>
        </text:list-item>
        <text:list-item>
          <text:p text:style-name="P30">адекватность тестов</text:p>
        </text:list-item>
        <text:list-item>
          <text:p text:style-name="P30">доступность технологий</text:p>
        </text:list-item>
        <text:list-item>
          <text:p text:style-name="P30">концепция поддержки</text:p>
        </text:list-item>
        <text:list-item>
          <text:p text:style-name="P30">перекрытия деятельности</text:p>
        </text:list-item>
        <text:list-item>
          <text:p text:style-name="P30">возможности разработчиков</text:p>
        </text:list-item>
        <text:list-item>
          <text:p text:style-name="P30"><text:soft-page-break/>стоимость и финансирование</text:p>
        </text:list-item>
        <text:list-item>
          <text:p text:style-name="P30">недостаточное отслеживание</text:p>
        </text:list-item>
        <text:list-item>
          <text:p text:style-name="P30">нереалистичное расписание</text:p>
        </text:list-item>
        <text:list-item>
          <text:p text:style-name="P30">неадекватные человеческие ресурсы</text:p>
        </text:list-item>
        <text:list-item>
          <text:p text:style-name="P30">проблемы безопасности</text:p>
        </text:list-item>
        <text:list-item>
          <text:p text:style-name="P30">проблемы со здоровьем</text:p>
        </text:list-item>
      </text:list>
      <text:p text:style-name="P10"/>
      <text:p text:style-name="P10"><text:tab/>Часто без адекватного планирования принимаются многие внешние источники рисков, такие как единственные/ограниченные/убывающие поставки или рабочее окружение. Раннее обнаружение внутренних и внешних источников рисков может дать простые планы смягчения, которые могут быть реализованы заранее, чтобы избежать наступления риска или хотя бы уменьшить его последствия.</text:p>
      <text:p text:style-name="P10"/>
      <text:list text:style-name="L2" text:continue-numbering="true">
        <text:list-item>
          <text:p text:style-name="P46">Определите категории рисков</text:p>
        </text:list-item>
      </text:list>
      <text:p text:style-name="P10"/>
      <text:p text:style-name="P10"><text:tab/>Категории рисков отражают уровни для сбора и организации рисков, которые могут быть применены при их оценке. Категории включают источники рисков (технология, среда, производитель, дизайн) и влияние риска (стоимость, расписание, производительность). Для организации рисков по общим классам, элементам и атрибутам удобно использовать таксономию.</text:p>
      <text:p text:style-name="P10"/>
      <text:p text:style-name="P11"><text:tab/>SP 1.2-1 Определите параметры рисков</text:p>
      <text:p text:style-name="P10"/>
      <text:p text:style-name="P10"><text:tab/><text:span text:style-name="T5">Определите параметры, используемые для анализа и классификации рисков и параметры, определяющие успешность действий по управлению рисками.</text:span></text:p>
      <text:p text:style-name="P10"/>
      <text:p text:style-name="P10"><text:tab/>Параметры для расчёта, классификации и определения приоритета рисков включают критерии вероятности наступления рисков и их зависимостей, порогов и границ влияния. Параметры, определяющие успешность деятельности по управлению рисками, включают уровень контроля рисков, уровни начала действий по смягчению и оценки результатов смягчения, интервалы повторной оценки рисков и объединение рисков.</text:p>
      <text:p text:style-name="P10"/>
      <text:p text:style-name="P13"><text:span text:style-name="T1"><text:tab/></text:span><text:span text:style-name="T9">Типичные продукты:</text:span></text:p>
      <text:p text:style-name="P12"/>
      <text:list text:style-name="L4">
        <text:list-item>
          <text:p text:style-name="P48">Расчёт и классификация рисков, их приоритеты</text:p>
          <text:p text:style-name="P48"/>
        </text:list-item>
        <text:list-item>
          <text:p text:style-name="P48">Требования к управлению рисками (уровни начала воздействия, интервалы проверок и т.п.)</text:p>
        </text:list-item>
      </text:list>
      <text:p text:style-name="P10"/>
      <text:p text:style-name="P10"/>
      <text:p text:style-name="P13"><text:span text:style-name="T1"><text:tab/></text:span><text:span text:style-name="T3">П</text:span><text:span text:style-name="T9">рактики:</text:span></text:p>
      <text:p text:style-name="P12"/>
      <text:list text:style-name="L5">
        <text:list-item>
          <text:p text:style-name="P51">Определите последовательные критерии оценки и расчёта вероятностей наступления рисков и их уровней</text:p>
        </text:list-item>
      </text:list>
      <text:p text:style-name="P16"><text:tab/></text:p>
      <text:p text:style-name="P16"><text:tab/>Последовательно применяемые критерии позволяют оценить общее влияние различных рисков, установить и получить гарантированный уровень внимания. При работе с непохожими рисками (например, здоровье персонала и загрязнение окружающей среды) важно удостовериться в последовательности получаемого <text:soft-page-break/>результата (например, высокий риск загрязнения окружающей среды так же важен, как и высокий риск, связанный со здоровьем персонала).</text:p>
      <text:p text:style-name="P16"/>
      <text:list text:style-name="L5" text:continue-numbering="true">
        <text:list-item>
          <text:p text:style-name="P51">Установите пороги для каждой категории рисков</text:p>
        </text:list-item>
      </text:list>
      <text:p text:style-name="P16"/>
      <text:p text:style-name="P16"><text:tab/>Для каждой категории рисков должны быть установлены пороги, чтобы определить приемлимость или неприемлимость риска, его приоритет и необходимость в действиях. Например, может быть установлен порог на превышение стоимости продукта на 10%. Для каждого риска подобные пороги могут использоваться как для более агрессивного слежения за ним, так и в качестве сигнала к реализации планов по смягчению риска.</text:p>
      <text:p text:style-name="P16"/>
      <text:list text:style-name="L5" text:continue-numbering="true">
        <text:list-item>
          <text:p text:style-name="P51">Определите границы действия этих порогов между и внутри категорий</text:p>
        </text:list-item>
      </text:list>
      <text:p text:style-name="P16"/>
      <text:p text:style-name="P16"><text:tab/>Существуют пределы, которые могут быть рассчитаны исходя как из количественных, так и из качественных соображений. Установление границ (граничных условий) может быть использовано, чтобы предотвратить чрезмерные затраты ресурсов. Границы могут выражаться в исключении риска из категорий, например, падения астероидов из рисков окружающей среды. Также границы могут исключать события по частоте их проявления, например исключаются все события с вероятностью наступления меньше 10% за ожидаемое время разработки проекта.</text:p>
      <text:p text:style-name="P16"/>
      <text:p text:style-name="P16"><text:tab/><text:span text:style-name="T9">SP 1.3-1 Установите стратегию управления рисками</text:span></text:p>
      <text:p text:style-name="P17"/>
      <text:p text:style-name="P16"><text:tab/><text:span text:style-name="T5">Установите <text:s/>и поддерживайте стратегию и методы для осуществления управления рисками. </text:span></text:p>
      <text:p text:style-name="P14"/>
      <text:p text:style-name="P16"><text:tab/>Всеобъемлющая и полная стратегия управления рисками воздействует на следующие элементы:</text:p>
      <text:list text:style-name="L6">
        <text:list-item>
          <text:p text:style-name="P62">ограничения на управление рисками</text:p>
        </text:list-item>
        <text:list-item>
          <text:p text:style-name="P62">методы и инструменты, используемые для определения, анализа, смягчения, мониторинга рисков и коммуникаций</text:p>
        </text:list-item>
        <text:list-item>
          <text:p text:style-name="P62">частные для проекта источники рисков</text:p>
        </text:list-item>
        <text:list-item>
          <text:p text:style-name="P62">как эти риски должны быть организованы, классифицированы, ограничены и объединены</text:p>
        </text:list-item>
        <text:list-item>
          <text:p text:style-name="P62">глобальные пороги, параметры и критерии для действий по определённым рискам</text:p>
        </text:list-item>
        <text:list-item>
          <text:p text:style-name="P62">техники смягчения риска, такие как прототипирование, симуляция, альтернативный дизайн или эволюционная разработка</text:p>
        </text:list-item>
        <text:list-item>
          <text:p text:style-name="P62">ответственность (контроль и уровни подтверждения)</text:p>
        </text:list-item>
        <text:list-item>
          <text:p text:style-name="P62">определение измерения рисков для отслеживания их статуса</text:p>
        </text:list-item>
        <text:list-item>
          <text:p text:style-name="P62">временные интервалы для отслеживания рисков или перерасчёта параметров</text:p>
        </text:list-item>
      </text:list>
      <text:p text:style-name="P16"/>
      <text:p text:style-name="P16"><text:tab/>Стратегия управления рисками должна направляться общим видением успеха, описывающим желаемые в будущем результаты работы по проекту, в терминах полученного продукта, его цены и того, насколько он подходит для решения данной задачи.</text:p>
      <text:p text:style-name="P16"/>
      <text:p text:style-name="P16"><text:tab/>Стратегию управления рисками часто формируют в виде плана. Эту стратегию <text:s/><text:soft-page-break/>часто пересматривают вместе с заинтересованными лицами, чтобы обеспечить понимание и согласованность мнений.</text:p>
      <text:p text:style-name="P16"/>
      <text:p text:style-name="P16"><text:tab/><text:span text:style-name="T7">Типичные продукты:</text:span></text:p>
      <text:p text:style-name="P18"/>
      <text:list text:style-name="L7">
        <text:list-item>
          <text:p text:style-name="P54">План управления проектными рисками</text:p>
        </text:list-item>
      </text:list>
      <text:p text:style-name="P16"/>
      <text:p text:style-name="P11"/>
      <text:p text:style-name="P11">SG2 Обнаружьте и анализируйте риски</text:p>
      <text:p text:style-name="P10"/>
      <text:p text:style-name="P16"><text:span text:style-name="T6">Результат:</text:span> Риски обнаружены и проанализированы для определения их относительной важности.</text:p>
      <text:p text:style-name="P16"/>
      <text:p text:style-name="P16">Степень риска определяет ресурсы, необходимые для управления им, а также понимание, когда потребуются дополнительные усилия по управлению.</text:p>
      <text:p text:style-name="P16"/>
      <text:p text:style-name="P16">Анализ рисков влечёт идентификацию рисков от внешних и внутренних источников, а затем оценку каждого риска для определения вероятности наступления и последствий. Классификация рисков, основанная на оценке относительно установленных категорий рисков и разработанных для стратегии управления рисками критериев, предоставляет необходимую для действий информацию. Связанные между собой риски могут быть сгруппированы для эффективных действий по управлению и эффективного использования ресурсов.</text:p>
      <text:p text:style-name="P16"/>
      <text:p text:style-name="P18"><text:span text:style-name="T2"><text:tab/></text:span><text:span text:style-name="T1">SP 2.1-1 Обнаружьте риски</text:span></text:p>
      <text:p text:style-name="P17"><text:tab/></text:p>
      <text:p text:style-name="P14"><text:tab/>Обнаружьте и задокументируйте риски.</text:p>
      <text:p text:style-name="P16"/>
      <text:p text:style-name="P16"><text:tab/><text:span text:style-name="T6">Замечание для объединённых проектов, разрабатываемых несколькими группами разработчиков</text:span>:</text:p>
      <text:p text:style-name="P16"><text:tab/>Для таких проектов необходимо рассматривать некоторые особые категории рисков, например риски ослабления взаимопонимания внутри одной команды и между разными командами.</text:p>
      <text:p text:style-name="P16"/>
      <text:p text:style-name="P16"><text:tab/>Определение потенциальных проблем, угроз, и уязвимостей, которые могут негативно повлиять на работы по проекту или сроки являются основанием для действенного и успешного управления рисками. Риски должны быть определены и описаны в доступном для понимания виде, прежде чем смогут быть выполнены анализ и действия по их смягчению. Риски следует документировать в лаконичной манере, описывая контекст, условия и последствия наступления риска.</text:p>
      <text:p text:style-name="P16"/>
      <text:p text:style-name="P16"><text:tab/>Определение рисков должно быть организованным, чтобы отыскать возможные или реалистичные риски при достижении целей. Чтобы быть эффективным, определение рисков не должно быть попыткой описать все возможные события вне зависимости от того, насколько невероятно их наступление. Использование категорий и параметров, разработанных при создании стратегии управления рисками, вместе с обнаружением источников рисков предоставляют возможность точного и оптимального определения рисков. Определённые таким образом риски формируют основу для управленческих действий. Список рисков должен периодически пересматриваться для переоценки возможных источников <text:soft-page-break/>рисков, условий их наступления для отыскания рисков, забытых или не считавшихся существенными на момент предыдущего обновления стратегии.</text:p>
      <text:p text:style-name="P16"/>
      <text:p text:style-name="P16"><text:tab/>Действия по определению рисков концентрируются на определении рисков, а не на взаимной критике. Результаты идентификации рисков не должны быть использованы для оценки работников.</text:p>
      <text:p text:style-name="P16"/>
      <text:p text:style-name="P16"><text:tab/>Существует множество методов определения рисков. Обычно включают следующие:</text:p>
      <text:list text:style-name="L8">
        <text:list-item>
          <text:p text:style-name="P71">проверьте каждый элемент, могущий привести к провалу проекта</text:p>
        </text:list-item>
        <text:list-item>
          <text:p text:style-name="P71">выполните расчёты рисков, используя таксономию рисков</text:p>
        </text:list-item>
        <text:list-item>
          <text:p text:style-name="P71">проконсультируйтесь с экспертами в предметной области</text:p>
        </text:list-item>
        <text:list-item>
          <text:p text:style-name="P71">пересмотрите опыт предыдущих подобных проектов</text:p>
        </text:list-item>
        <text:list-item>
          <text:p text:style-name="P71">проверьте документацию и базы данных</text:p>
        </text:list-item>
        <text:list-item>
          <text:p text:style-name="P71">проверьте спецификации дизайна и соглашения о требованиях</text:p>
        </text:list-item>
      </text:list>
      <text:p text:style-name="P16"/>
      <text:p text:style-name="P16"><text:tab/><text:span text:style-name="T7">Типичные продукты:</text:span></text:p>
      <text:p text:style-name="P18"/>
      <text:list text:style-name="L9">
        <text:list-item>
          <text:p text:style-name="P55">Список определённых рисков, включая контекст, условия и последствия наступления</text:p>
        </text:list-item>
      </text:list>
      <text:p text:style-name="P16"/>
      <text:p text:style-name="P16"/>
      <text:p text:style-name="P16"><text:tab/><text:span text:style-name="T7">Практики:</text:span></text:p>
      <text:p text:style-name="P18"/>
      <text:list text:style-name="L10">
        <text:list-item>
          <text:p text:style-name="P56">Определяйте риски, связанные со стоимостью, сроками и производительностью на всех фазах разработки</text:p>
        </text:list-item>
      </text:list>
      <text:p text:style-name="P16"/>
      <text:p text:style-name="P16"><text:tab/>Риски, связанные со стоимостью, сроками и производительностью, должны оцениваться на всех фазах разработки проекта для определения их возможного влияния на достижение проектом целей. Могут существовать риски вне целей данного проекта, но являющиеся существенными для клиента. Например риски по стоимости разработки, стоимости покупки, стоимости замены компонент или отказа от использования компонент сильно связаны с процессом разработки. В требованиях заказчика могли отсутствовать требования по стоимости поддержки предоставленного ему продукта. Его следует уведомить о возможности таких рисков, но активно заниматься этими рисками нет необходимости. Механизмы для осуществления подобных решений должны быть проверены на уровнях проекта и организации, а также, если это необходимо, отдельно для рисков по валидации продукта.</text:p>
      <text:p text:style-name="P16"/>
      <text:p text:style-name="P16"><text:tab/>В дополнение к стоимостным рискам, описанным выше, расходы на разработку могут включать риски, связанные с уровнями финансирования, оценочными рисками и перераспределением бюджета.</text:p>
      <text:p text:style-name="P16"/>
      <text:p text:style-name="P16"><text:tab/>Временные риски могут включать риски, связанные с запланированными действиями, ключевыми событиями и существенными вехами разработки.</text:p>
      <text:p text:style-name="P16"/>
      <text:p text:style-name="P16"><text:tab/>Некоторые примеры рисков производительности:</text:p>
      <text:list text:style-name="L11">
        <text:list-item>
          <text:p text:style-name="P77">требования</text:p>
        </text:list-item>
        <text:list-item>
          <text:p text:style-name="P77">анализ и дизайн</text:p>
        </text:list-item>
        <text:list-item>
          <text:p text:style-name="P77"><text:soft-page-break/>использования новой технологии</text:p>
        </text:list-item>
        <text:list-item>
          <text:p text:style-name="P77">размер</text:p>
        </text:list-item>
        <text:list-item>
          <text:p text:style-name="P77">форма</text:p>
        </text:list-item>
        <text:list-item>
          <text:p text:style-name="P77">вес</text:p>
        </text:list-item>
        <text:list-item>
          <text:p text:style-name="P77">производители и поставщики</text:p>
        </text:list-item>
        <text:list-item>
          <text:p text:style-name="P77">функциональность</text:p>
        </text:list-item>
        <text:list-item>
          <text:p text:style-name="P77">верификация</text:p>
        </text:list-item>
        <text:list-item>
          <text:p text:style-name="P77">показатели управления производительностью</text:p>
        </text:list-item>
      </text:list>
      <text:p text:style-name="P16"><text:tab/></text:p>
      <text:p text:style-name="P16"><text:tab/>К показатели управления производительностью относятся характеристики, позволяющие продукту в ходе использования предоставлять требуемую изначально производительность, например безопасности и защиты.</text:p>
      <text:p text:style-name="P16"/>
      <text:p text:style-name="P16"><text:tab/>Существуют риски, которые не относятся явно к стоимости, производительности и времени. Примерами таких рисков могут быть:</text:p>
      <text:list text:style-name="L12">
        <text:list-item>
          <text:p text:style-name="P87">атаки</text:p>
        </text:list-item>
        <text:list-item>
          <text:p text:style-name="P87">уменьшение источников поддержки</text:p>
        </text:list-item>
        <text:list-item>
          <text:p text:style-name="P87">время технологического цикла</text:p>
        </text:list-item>
        <text:list-item>
          <text:p text:style-name="P87">соревновательность</text:p>
        </text:list-item>
      </text:list>
      <text:p text:style-name="P16"/>
      <text:list text:style-name="L10" text:continue-numbering="true">
        <text:list-item>
          <text:p text:style-name="P56">Пересматривайте элементы окружения, которые могут повлиять на выполнение проекта</text:p>
        </text:list-item>
      </text:list>
      <text:p text:style-name="P15"/>
      <text:p text:style-name="P16"><text:tab/>К тем рискам, которые обычно пропускают, относятся риски, не связанные непосредственно с проектом (команда проекта не может повлиять на их наступление, но может уменьшить ущерб). К ним относятся природные катаклизмы, погодные явления, политические изменения, обрыв телекоммуникаций и т.п.</text:p>
      <text:p text:style-name="P16"/>
      <text:list text:style-name="L10" text:continue-numbering="true">
        <text:list-item>
          <text:p text:style-name="P56">Пересматривайте критические элементы проекта в ходе определения рисков, чтобы удостовериться, что учтены все аспекты проводимых работ</text:p>
        </text:list-item>
      </text:list>
      <text:p text:style-name="P15"/>
      <text:list text:style-name="L10" text:continue-numbering="true">
        <text:list-item>
          <text:p text:style-name="P56">Пересматривайте проектный план в ходе определения рисков, чтобы удостовериться, что учтены все аспекты проводимых работ</text:p>
        </text:list-item>
      </text:list>
      <text:p text:style-name="P16"/>
      <text:p text:style-name="P16"><text:tab/>Обратитесь к области Планирования проекта для дополнительной информации.</text:p>
      <text:p text:style-name="P15"/>
      <text:list text:style-name="L10" text:continue-numbering="true">
        <text:list-item>
          <text:p text:style-name="P56">Документируйте контекст, условия и потенциальные последствия наступления рисков</text:p>
        </text:list-item>
      </text:list>
      <text:p text:style-name="P16"/>
      <text:p text:style-name="P16"><text:tab/>Запись рисков обычно ведётся в стандартном формате, включающем контекст, условия и потенциальные последствия наступления рисков. Контекст предоставляет дополнительную информацию для лёгкого понимания сущности риска. При документировании контекста, рассмотрите относительные временные рамки риска, обстоятельства или обстановку вокруг риска, приведшие к его возможности.</text:p>
      <text:p text:style-name="P16"/>
      <text:list text:style-name="L10" text:continue-numbering="true">
        <text:list-item>
          <text:p text:style-name="P56">Определите участников проекта, на которых оказывает влияние данный риск</text:p>
        </text:list-item>
      </text:list>
      <text:p text:style-name="P16"><text:soft-page-break/></text:p>
      <text:p text:style-name="P16"/>
      <text:p text:style-name="P16"><text:tab/><text:span text:style-name="T9">SP 2.2-1 Ранжируйте риски</text:span></text:p>
      <text:p text:style-name="P17"/>
      <text:p text:style-name="Standard"><text:span text:style-name="T10"><text:tab/></text:span><text:span text:style-name="T12">Оцените и классифицируйте каждый обнаруженный риск, используя выявленные категории и параметры, и определите его относительную важность.</text:span></text:p>
      <text:p text:style-name="P21"/>
      <text:p text:style-name="P22"><text:tab/>Ранжирование рисков необходимо для того, чтобы сопоставить относительную важность с каждым из выявленных рисков, для использования при определении необходимости соответствующего управленческого внимания.</text:p>
      <text:p text:style-name="P23"/>
      <text:p text:style-name="P23"><text:tab/>Риски оцениваются в соответствии с такими параметрами как вероятность проявления и последствия проявления (степень тяжести или воздействие), но могут использоваться и дополнительные параметры.</text:p>
      <text:p text:style-name="P23"/>
      <text:p text:style-name="P23"><text:tab/>Действия по оценке, классификации и приоритезации иногда называют определением или анализом риска.</text:p>
      <text:p text:style-name="P23"/>
      <text:p text:style-name="P23"><text:tab/><text:span text:style-name="T7">Типичные продукты:</text:span></text:p>
      <text:p text:style-name="P25"/>
      <text:list text:style-name="L13">
        <text:list-item>
          <text:p text:style-name="P121">Список рисков с перечислением значений параметров для каждого риска.</text:p>
        </text:list-item>
      </text:list>
      <text:p text:style-name="P23"/>
      <text:p text:style-name="P23"/>
      <text:p text:style-name="P25"><text:span text:style-name="T1"><text:tab/></text:span>Подпрактики:</text:p>
      <text:p text:style-name="P25"/>
      <text:list text:style-name="L14">
        <text:list-item>
          <text:p text:style-name="P122">Оценивайте выделенные риски, используя определенные параметры.</text:p>
        </text:list-item>
      </text:list>
      <text:p text:style-name="P23"/>
      <text:p text:style-name="P23"><text:tab/>Каждый риск оценивается и ему устанавливается значение в соответствии с определенными параметрами оценки рисков, которые могут включать в себя вероятность, последствия проявления (степень тяжести или воздействие) и временные и границы, превышение которых должно вызвать реакцию на риск. Заданные значения параметров рисков могут быть объединены для получения дополнительных мер, таких как степень воздействия (величина) риска, которая может быть использована в качестве приоритета при обработке рисков.</text:p>
      <text:p text:style-name="P23"/>
      <text:p text:style-name="P23"><text:tab/>Часто для для ранжирования вероятности проявления и последствий проявления используется шкала с 3 – 5 значениями. Вероятность, например, может быть классифицирована как слабая, маловероятная, вероятная, высоко вероятная, или как практически достоверный факт.</text:p>
      <text:p text:style-name="P23"/>
      <text:p text:style-name="P23"><text:tab/>Примеры категорий параметра «последствия проявления»:</text:p>
      <text:p text:style-name="P23"/>
      <text:list text:style-name="L15">
        <text:list-item>
          <text:p text:style-name="P157">низкий;</text:p>
        </text:list-item>
        <text:list-item>
          <text:p text:style-name="P157">средний;</text:p>
        </text:list-item>
        <text:list-item>
          <text:p text:style-name="P157">высокий;</text:p>
        </text:list-item>
        <text:list-item>
          <text:p text:style-name="P157">незначительный;</text:p>
        </text:list-item>
        <text:list-item>
          <text:p text:style-name="P157">минимальный;</text:p>
        </text:list-item>
        <text:list-item>
          <text:p text:style-name="P157">значительный;</text:p>
        </text:list-item>
        <text:list-item>
          <text:p text:style-name="P157"><text:soft-page-break/>критический;</text:p>
        </text:list-item>
        <text:list-item>
          <text:p text:style-name="P157">катастрофический.</text:p>
        </text:list-item>
      </text:list>
      <text:p text:style-name="P23"/>
      <text:p text:style-name="P23"><text:tab/>Вероятностные значения редко используются для оценки соответствующего параметра. Последствия проявления обычно сопоставляются со стоимостью, графиком, воздействием на проект или такими мерами, как потерянные человеко-часы и степень ущерба.</text:p>
      <text:p text:style-name="P23"/>
      <text:p text:style-name="P23"><text:tab/>Такая оценка часто сложна и трудоемка. Для оценки рисков и дальнейшей уверенности в правильности составленных приоритетов могут понадобится специальные экспертные оценки или техники классификации.</text:p>
      <text:p text:style-name="P23"/>
      <text:list text:style-name="L14" text:continue-numbering="true">
        <text:list-item>
          <text:p text:style-name="P122">Классифицируйте и группируйте риски в соответствии с определенными категориями рисков.</text:p>
        </text:list-item>
      </text:list>
      <text:p text:style-name="P23"/>
      <text:p text:style-name="P23"><text:tab/>Риски классифицируются по определенным категориям, предоставляются средства, позволяющие рассматривать риски в соответствии с их источником, систематикой (таксономией) или частью проекта. Связанные или эквивалентные риски могут быть сгруппированы для эффективной обработки. Фиксируются причинно-следственные связи между связанными (родственными) рисками.<text:line-break/></text:p>
      <text:list text:style-name="L14" text:continue-numbering="true">
        <text:list-item>
          <text:p text:style-name="P122">Приоритезируйте риски для их ослабления</text:p>
        </text:list-item>
      </text:list>
      <text:p text:style-name="P23"/>
      <text:p text:style-name="P23"><text:tab/>Для каждого риска определяется относительный приоритет, основанный на установленных параметрах. Для определения приоритета рисков следует использовать четкие критерии. Целью приоритезации является определение наиболее эффективных областей применения ресурсов для ослабления негативного воздействия рисков и обеспечение при этом наиболее положительного влияния на ход выполнения проекта.</text:p>
      <text:p text:style-name="P23"/>
      <text:p text:style-name="P27">SG3 Смягчайте риски</text:p>
      <text:p text:style-name="P23"/>
      <text:p text:style-name="P23"><text:span text:style-name="T6">Результат:</text:span><text:span text:style-name="T1"> Риски</text:span> обработаны и смягчены, где это необходимо, для ослабления неблагоприятного влияния на достигаемые цели.</text:p>
      <text:p text:style-name="P23"/>
      <text:p text:style-name="P23">Этапы при обработке рисков включают в себя разработку планов по предотвращению рисков и/или ослаблению их влияния, слежение за рисками, а также меры по реагированию на наступившие риски, несмотря на предпринятые попытки устранить или ослабить их влияние.</text:p>
      <text:p text:style-name="P23"/>
      <text:p text:style-name="P23">Для ослабления воздействия проявления потенциального риска разрабатываются планы смягчения рисков, которые реализуются для выбранных рисков.</text:p>
      <text:p text:style-name="P23"/>
      <text:p text:style-name="P23">Критерии, граничные условия и параметры, используемые для определения необходимости действий по обработке рисков, определяются стратегией управления рисками.</text:p>
      <text:p text:style-name="P23"/>
      <text:p text:style-name="P27"><text:tab/>SP 3.1-1 Разрабатывайте планы смягчения рисков</text:p>
      <text:p text:style-name="P23"><text:tab/></text:p>
      <text:p text:style-name="P155"><text:tab/>Разрабатывайте план смягчения рисков для самых значимых в рамках <text:soft-page-break/>проекта рисков, как определено стратегией управления рисками.</text:p>
      <text:p text:style-name="P23"/>
      <text:p text:style-name="P23"><text:tab/>План смягчения рисков определяет уровни рисков и граничные условия, при достижении которых риск становится неприемлемым и инициируется реализация планов ослабления рисков или планов реагирования на наступившие риски. Планы смягчения часто разрабатываются только выбранных рисков высокой значимости, другие риски могут просто приниматься и подвергаться мониторингу.</text:p>
      <text:p text:style-name="P23"/>
      <text:p text:style-name="P23"><text:tab/>Важная часть плана смягчения рисков – это разработка альтернативных образов действия, обходных путей и точек отката, сопровождаемых рекомендуемыми перечнями действий для каждого критичного риска. План смягчения для заданного риска включает в себя техники и методы, позволяющие избегать, уменьшать и контролировать возможность проявления риска и/или величину ущерба при наступлении риска. Эти планы применяются в случае достижения граничных условий с целью обеспечения приемлемого уровня рисков.</text:p>
      <text:p text:style-name="P23"/>
      <text:p text:style-name="P23"><text:tab/>Действия по обработке рисков обычно бывают следующими:</text:p>
      <text:p text:style-name="P23"/>
      <text:list text:style-name="L16">
        <text:list-item>
          <text:p text:style-name="P165">избежание риска: изменение или снижение требований, позволяющее тем не менее удовлетворить потребности пользователя;</text:p>
        </text:list-item>
        <text:list-item>
          <text:p text:style-name="P165">контроль риска: осуществление активных действий по минимизации риска;</text:p>
        </text:list-item>
        <text:list-item>
          <text:p text:style-name="P165">перенос риска: перераспределение требований для снижения риска;</text:p>
        </text:list-item>
        <text:list-item>
          <text:p text:style-name="P165">мониторинг риска: наблюдение и периодическая переоценка риска с обновлением связанных с ним параметров;</text:p>
        </text:list-item>
        <text:list-item>
          <text:p text:style-name="P165">принятие риска: признание существования риска, не предпринимая каких-либо усилий по его контролю.</text:p>
        </text:list-item>
      </text:list>
      <text:p text:style-name="P23"/>
      <text:p text:style-name="P23"><text:tab/>Часто, особенно для «высоких» рисков, следует применять больше, чем одно действие.</text:p>
      <text:p text:style-name="P23"/>
      <text:p text:style-name="P23"><text:tab/>Во многих случаях риски принимаются или мониторируются. Принятие риска обычно осуществляется когда когда риск признается слишком низким для формального смягчения или когда нет возможности уменьшить риск. Если риск принимается, обоснование такого решения должно быть задокументировано. Мониторинг рисков осуществляется при наличии заданных, определяемых и документированных границ производительности, времени или наступления риска, по которым определяется, когда необходимо разрабатывать планы по смягчению риска или реагировать на уже наступившие риски.</text:p>
      <text:p text:style-name="P23"/>
      <text:p text:style-name="P23"><text:tab/><text:span text:style-name="T7">Типичные продукты:</text:span></text:p>
      <text:p text:style-name="P25"/>
      <text:list text:style-name="L17">
        <text:list-item>
          <text:p text:style-name="P125">Список действий по обработке для каждого идентифицированного риска</text:p>
          <text:p text:style-name="P125"/>
        </text:list-item>
        <text:list-item>
          <text:p text:style-name="P125">Планы смягчения рисков</text:p>
          <text:p text:style-name="P125"/>
        </text:list-item>
        <text:list-item>
          <text:p text:style-name="P125">Список ответственных за каждый риск</text:p>
        </text:list-item>
      </text:list>
      <text:p text:style-name="P23"/>
      <text:p text:style-name="P23"/>
      <text:p text:style-name="P25"><text:span text:style-name="T1"><text:tab/></text:span>Подпрактики:</text:p>
      <text:p text:style-name="P25"><text:soft-page-break/></text:p>
      <text:list text:style-name="L18">
        <text:list-item>
          <text:p text:style-name="P130">Определяйте уровни рисков и граничные условия, при достижении которых риск становится неприемлемым и инициируются действия по обработке риска</text:p>
          <text:p text:style-name="P170"/>
          <text:p text:style-name="P170">Может существовать несколько граничных условий для разных уровней управления. Уровни и граничные условия рисков должны быть четко определены, чтобы была возможность легко интерпретировать риск.</text:p>
        </text:list-item>
      </text:list>
      <text:p text:style-name="P23"/>
      <text:list text:style-name="L18" text:continue-numbering="true">
        <text:list-item>
          <text:p text:style-name="P130">Определяйте ответственного или группу ответственных за реагирование на каждый риск</text:p>
        </text:list-item>
      </text:list>
      <text:p text:style-name="P23"/>
      <text:list text:style-name="L18" text:continue-numbering="true">
        <text:list-item>
          <text:p text:style-name="P156">Устанавливайте стоимостную выгоду мероприятий по предотвращению рисков или смягчению их последствий для каждого риска</text:p>
          <text:p text:style-name="P170"/>
        </text:list-item>
        <text:list-item>
          <text:p text:style-name="P130">Могут быть разработаны несколько планов смягчения рисков и потом выбран один из них, обеспечивающий наибольшую выгоду по сравнению с затрачиваемыми на его реализацию ресурсами</text:p>
        </text:list-item>
      </text:list>
      <text:p text:style-name="P23"/>
      <text:list text:style-name="L18" text:continue-numbering="true">
        <text:list-item>
          <text:p text:style-name="P130">Разрабатывайте общий план смягчения рисков для всего проекта, сочетающий в себе планы реализации смягчения для каждого риска</text:p>
        </text:list-item>
      </text:list>
      <text:p text:style-name="P23"/>
      <text:list text:style-name="L18" text:continue-numbering="true">
        <text:list-item>
          <text:p text:style-name="P130">Разрабатывайте планы реагирования на наступившие риски для выбранных критических рисков</text:p>
          <text:p text:style-name="P170"/>
          <text:p text:style-name="P170">Эти планы разрабатываются и реализуются для того, чтобы уменьшить риски до того, как они станут проблемами. Основная цель – это определить план действий, который позволит считать риск управляемым.</text:p>
        </text:list-item>
      </text:list>
      <text:p text:style-name="P23"/>
      <text:p text:style-name="P23"/>
      <text:p text:style-name="P23"><text:tab/><text:span text:style-name="T9">SP 3.2-1 Применяйте планы смягчения рисков</text:span></text:p>
      <text:p text:style-name="P23"/>
      <text:p text:style-name="P24"><text:tab/>Для эффективного управления рисками в течение всего проекта постоянно проводите мониторинг рисков и следите за результатами действий по их обработке. Стратегия управления рисками определяет как часто статусы рисков должны обновляться. Эта практика может привести к обнаружению новых рисков или новых действий по обработке рисков, что может потребовать провести планирование заново. В любом случае, граничные условия должны сравниваться с текущими, чтобы определить необходимость применения плана смягчения риска.</text:p>
      <text:p text:style-name="P23"/>
      <text:p text:style-name="P23"><text:tab/><text:span text:style-name="T11">Типичные рабочие продукты:</text:span></text:p>
      <text:p text:style-name="P28"/>
      <text:list text:style-name="L19">
        <text:list-item>
          <text:p text:style-name="P135">Обновленные списки состояний рисков.</text:p>
          <text:p text:style-name="P135"/>
        </text:list-item>
        <text:list-item>
          <text:p text:style-name="P135">Обновленные определения вероятности, последствий, рейтинга и границ рисков.</text:p>
          <text:p text:style-name="P135"/>
        </text:list-item>
        <text:list-item>
          <text:p text:style-name="P135">Обновленные списки доступных действий по обработке рисков.</text:p>
          <text:p text:style-name="P135"/>
        </text:list-item>
        <text:list-item>
          <text:p text:style-name="P135"><text:soft-page-break/>Обновленные списки выполненных действий по обработке рисков.</text:p>
          <text:p text:style-name="P135"/>
        </text:list-item>
        <text:list-item>
          <text:p text:style-name="P135">Планы смягчения.</text:p>
          <text:p text:style-name="P135"/>
        </text:list-item>
      </text:list>
      <text:p text:style-name="P23"><text:tab/></text:p>
      <text:p text:style-name="P23"><text:span text:style-name="T3"><text:tab/></text:span><text:span text:style-name="T7">Подпрактики:</text:span></text:p>
      <text:p text:style-name="P25"/>
      <text:list text:style-name="L20">
        <text:list-item>
          <text:p text:style-name="P145">Проводите мониторинг состояния рисков.</text:p>
          <text:p text:style-name="P175"/>
          <text:p text:style-name="P175">Мониторинг осуществляется и после того, как план смягчения риска начал применяться. Следует применять механизм периодической проверки состояния рисков.</text:p>
          <text:p text:style-name="P175"/>
        </text:list-item>
        <text:list-item>
          <text:p text:style-name="P145">Предоставляйте способы слежения за действиями по обработке рисков.</text:p>
          <text:p text:style-name="P145"/>
        </text:list-item>
        <text:list-item>
          <text:p text:style-name="P145">Применяйте выбранные действия по обработке рисков, когда превышены граничные условия для наблюдаемых рисков.</text:p>
          <text:p text:style-name="P145"/>
          <text:p text:style-name="P175">Часто обработка применяется только для рисков, считаемых «высокими» и «средними». Стратегия обработки для данного риска может включать в себя техники и методы, позволяющие избегать, уменьшать и контролировать возможность проявления риска и/или величину ущерба при наступлении риска. В этом контексте обработка рисков включает в себя как планы по смягчению, так и планы реагирования на наступившие риски.</text:p>
          <text:p text:style-name="P175"/>
        </text:list-item>
        <text:list-item>
          <text:p text:style-name="P145">Устанавливайте график или периодичность действий для каждого плана по обработке рисков (или действий), который включает в себя начальную дату и предполагаемую конечную.</text:p>
          <text:p text:style-name="P145"/>
        </text:list-item>
        <text:list-item>
          <text:p text:style-name="P145">Непрерывно обеспечивайте каждый план соответствующими ресурсами, для обеспечения успешного выполнения стратегии по обработке рисков.</text:p>
          <text:p text:style-name="P145"/>
        </text:list-item>
        <text:list-item>
          <text:p text:style-name="P145">Собирайте метрики производительности для каждого действия по обработке рисков.</text:p>
        </text:list-item>
      </text:list>
      <text:p text:style-name="P26"/>
      <text:h text:style-name="P180" text:outline-level="3">Общие практики</text:h>
      <text:p text:style-name="P181"/>
      <text:p text:style-name="P11">GG1 Достигните частных целей</text:p>
      <text:p text:style-name="P11"/>
      <text:p text:style-name="P8"><text:span text:style-name="T6">Результат:</text:span> Процесс поддерживает и делает возможным достижение частных целей области процесса путем преобразования идентифицируемых входных рабочих продуктов в идентифицируемые выходные рабочие продукты.</text:p>
      <text:p text:style-name="P8"/>
      <text:p text:style-name="P116">GP 1.1 Определите границы работы</text:p>
      <text:p text:style-name="P116"/>
      <text:p text:style-name="P8">Определите границы проводимых работ и производимых рабочих продуктов для управление рисками и доведите эту информацию до исполнителей.</text:p>
      <text:p text:style-name="P8"/>
      <text:p text:style-name="P116">GP 1.2 Выполните базовые практики</text:p>
      <text:p text:style-name="P116"/>
      <text:p text:style-name="P8">Выполните базовые практики управления рисками, чтобы разработать рабочие продукты и предоставить услуги для достижения <text:span text:style-name="T1">частных целей области процесса.</text:span></text:p>
      <text:p text:style-name="P8"><text:span text:style-name="T1"/></text:p>
      <text:p text:style-name="P116">GG2 Установите управляемый процесс</text:p>
      <text:p text:style-name="P116"/>
      <text:p text:style-name="P8"><text:span text:style-name="T6">Результат:</text:span> Процесс устанавливается как управляемый.</text:p>
      <text:p text:style-name="P8"/>
      <text:p text:style-name="P116">GP 2.1 Установите организационную политику</text:p>
      <text:p text:style-name="P116"/>
      <text:p text:style-name="P8">Установите и поддерживайте требования, цели и планы для выполнения управления рисками.</text:p>
      <text:p text:style-name="P8"/>
      <text:p text:style-name="P120">Уточнение:</text:p>
      <text:p text:style-name="P8">Эта служба устанавливает ожидаемые организационные результаты по определению стратегии управления рисками и обнаружению, анализу и смягчению рисков.</text:p>
      <text:p text:style-name="P8"/>
      <text:p text:style-name="P116">GP 2.2 Планируйте процесс</text:p>
      <text:p text:style-name="P116"/>
      <text:p text:style-name="P8">Установите и поддерживайте требования, цели и планы для выполнения управления рисками.</text:p>
      <text:p text:style-name="P8"/>
      <text:p text:style-name="P120">Уточнение:</text:p>
      <text:p text:style-name="P8">Эти требования, цели и планы в плане управления рисками. Этот план отличается от стратегии управления рисками, описанной в частной цели области процесса. Стратегия управления рисками оперирует с источниками рисков, категориями, параметрами, контролем управления и требованиями к отчетности; в то время как план управления рисками оперирует с планированием высокого уровня для всех видов деятельности по управлению рисками.</text:p>
      <text:p text:style-name="P8"/>
      <text:p text:style-name="P116">GP 2.3 Предоставьте ресурсы</text:p>
      <text:p text:style-name="P116"/>
      <text:p text:style-name="P8">Предоставьте соответствующие ресурсы для выполнения процесса управления рисками, разработки рабочих продуктов и предоставления служб процесса.</text:p>
      <text:p text:style-name="P8"><text:soft-page-break/></text:p>
      <text:p text:style-name="P120">Уточнение:</text:p>
      <text:p text:style-name="P8">Примеры инструментов, используемых для выполнения действий в рамках управления рисками:</text:p>
      <text:list text:style-name="L21">
        <text:list-item>
          <text:p text:style-name="P92">база данных управления рисками</text:p>
        </text:list-item>
        <text:list-item>
          <text:p text:style-name="P92">инструменты смягчения рисков</text:p>
        </text:list-item>
        <text:list-item>
          <text:p text:style-name="P92">инструменты прототипирования</text:p>
        </text:list-item>
        <text:list-item>
          <text:p text:style-name="P92">моделирование и имитация</text:p>
        </text:list-item>
      </text:list>
      <text:p text:style-name="P8"/>
      <text:p text:style-name="P116">GP 2.4 Установите ответственность</text:p>
      <text:p text:style-name="P116"/>
      <text:p text:style-name="P8">Установите ответственность и полномочия для выполнения процесса, разработки рабочих продуктов и предоставления служб процесса управления рисками.</text:p>
      <text:p text:style-name="P8"/>
      <text:p text:style-name="P116">GP 2.5 Обучите персонал</text:p>
      <text:p text:style-name="P116"/>
      <text:p text:style-name="P8">Обучите персонал выполняющий или поддерживающий процесс управления рисками в соответствии с потребностями.</text:p>
      <text:p text:style-name="P120"/>
      <text:p text:style-name="P120">Уточнение:</text:p>
      <text:p text:style-name="P8">Примеры тем для обучения:</text:p>
      <text:list text:style-name="L22">
        <text:list-item>
          <text:p text:style-name="P96">концепции и практики управления рисками (обнаружение, оценка, слежение, смягчение)</text:p>
        </text:list-item>
        <text:list-item>
          <text:p text:style-name="P96">выбор метрик для смягчения рисков</text:p>
        </text:list-item>
      </text:list>
      <text:p text:style-name="P8"/>
      <text:p text:style-name="P117">GP 2.6 Управляйте конфигурацией</text:p>
      <text:p text:style-name="P117"/>
      <text:p text:style-name="P8">Размещайте обозначенные рабочие продукты процесса управления рисками под соответствующими уровнями управления конфигурацией.</text:p>
      <text:p text:style-name="P8"/>
      <text:p text:style-name="P120">Уточнение:</text:p>
      <text:p text:style-name="P8">Примеры рабочих продуктов, размещаемых под управлением конфигурацией:</text:p>
      <text:list text:style-name="L23">
        <text:list-item>
          <text:p text:style-name="P98">стратегия управления рисками</text:p>
        </text:list-item>
        <text:list-item>
          <text:p text:style-name="P98">обнаруженные объекты рисков</text:p>
        </text:list-item>
        <text:list-item>
          <text:p text:style-name="P98">планы смягчения рисков</text:p>
        </text:list-item>
      </text:list>
      <text:p text:style-name="P8"/>
      <text:p text:style-name="P116">GP 2.7 Определите и вовлекайте заинтересованных лиц</text:p>
      <text:p text:style-name="P116"/>
      <text:p text:style-name="P8">Определите и вовлекайте заинтересованных в управлении требованиями лиц как запланировано.</text:p>
      <text:p text:style-name="P8"/>
      <text:p text:style-name="P120">Уточнение:</text:p>
      <text:p text:style-name="P8">Примеры деятельностей для вовлечения заинтересованных лиц:</text:p>
      <text:list text:style-name="L24">
        <text:list-item>
          <text:p text:style-name="P101">учреждение совместного окружения для свободных и открытых обсуждений рисков</text:p>
        </text:list-item>
        <text:list-item>
          <text:p text:style-name="P101">обзор стратегии и плана управления рисками</text:p>
        </text:list-item>
        <text:list-item>
          <text:p text:style-name="P101">участие в обнаружении рисков, анализе и действиях по смягчению</text:p>
        </text:list-item>
        <text:list-item>
          <text:p text:style-name="P101">обсуждения и доклады о статусах управления рисками</text:p>
        </text:list-item>
      </text:list>
      <text:p text:style-name="P8"/>
      <text:p text:style-name="P116">GP 2.8 Следите и управляйте процессом</text:p>
      <text:p text:style-name="P116"><text:soft-page-break/></text:p>
      <text:p text:style-name="P8">Следите и управляйте процессом управления рисками в соответствии с планом и предпринимайте необходимые корректирующие действия.</text:p>
      <text:p text:style-name="P8"/>
      <text:p text:style-name="P120">Уточнение:</text:p>
      <text:p text:style-name="P8">Примеры измерений, используемых при слежении и управлении действиями процесса управления рисками:</text:p>
      <text:list text:style-name="L25">
        <text:list-item>
          <text:p text:style-name="P105">количество обнаруженных, отслеженных, обработанных и контролируемых рисков</text:p>
        </text:list-item>
        <text:list-item>
          <text:p text:style-name="P105">подверженность риску и изменения подверженности риску для каждого оцененного риска, а также суммарная доля управленческого резерва</text:p>
        </text:list-item>
        <text:list-item>
          <text:p text:style-name="P105">действия по изменению плана управления рисками (процессы, график, финансирование)</text:p>
        </text:list-item>
        <text:list-item>
          <text:p text:style-name="P105">проявления непредвиденных рисков</text:p>
        </text:list-item>
        <text:list-item>
          <text:p text:style-name="P105">изменчивость классификации рисков</text:p>
        </text:list-item>
        <text:list-item>
          <text:p text:style-name="P105">сравнение планируемых и реальных успехов по смягчению воздействия рисков</text:p>
        </text:list-item>
      </text:list>
      <text:p text:style-name="P8"/>
      <text:p text:style-name="P116">GP 2.9 Объективно оценивайте соблюдение правил</text:p>
      <text:p text:style-name="P116"/>
      <text:p text:style-name="P8">Объективно оценивайте соответствие процесса управления рисками, рабочих продуктов и служб процесса подходящим требованиям, целям, стандартам и выявляйте несоответствия.</text:p>
      <text:p text:style-name="P8"/>
      <text:p text:style-name="P120">Уточнение:</text:p>
      <text:p text:style-name="P8">Примеры рассматриваемых действий:</text:p>
      <text:list text:style-name="L26">
        <text:list-item>
          <text:p text:style-name="P111">установление и поддержка стратегии управления рисками</text:p>
        </text:list-item>
        <text:list-item>
          <text:p text:style-name="P111">обнаружение и анализ рисков</text:p>
        </text:list-item>
        <text:list-item>
          <text:p text:style-name="P111">смягчение рисков</text:p>
        </text:list-item>
      </text:list>
      <text:p text:style-name="P8"/>
      <text:p text:style-name="P8">Примеры рассматриваемых продуктов:</text:p>
      <text:list text:style-name="L27">
        <text:list-item>
          <text:p text:style-name="P114">стратегия управления рисками</text:p>
        </text:list-item>
        <text:list-item>
          <text:p text:style-name="P114">планы управления рисками</text:p>
        </text:list-item>
      </text:list>
      <text:p text:style-name="P8"/>
      <text:p text:style-name="P116">GP 2.10 Пересматривайте статус проекта с вышестоящим руководством</text:p>
      <text:p text:style-name="P116"/>
      <text:p text:style-name="P8">Пересматривайте действия, статус и результаты процесса управления рисками с вышестоящим руководством и разрешайте спорные вопросы.</text:p>
      <text:p text:style-name="P8"/>
      <text:p text:style-name="P13">Уточнение:</text:p>
      <text:p text:style-name="P8">Пересмотры статуса рисков проекта проводятся на периодической и событийно-регулируемой основе с соответствующими уровнями управления, с целью предоставления видимости потенциальных для проекта воздействий рисков и возможных действий по их предотвращению.</text:p>
      <text:p text:style-name="P8">Обычно, эта практика включает сводку самых критичных рисков, ключевых параметров (таких как вероятность и последствия проявления этих рисков) и статусов действий по смягчению рисков.</text:p>
      <text:p text:style-name="P8"/>
      <text:p text:style-name="P116">GG3 Установите определённый процесс</text:p>
      <text:p text:style-name="P116"/>
      <text:p text:style-name="P8"><text:soft-page-break/><text:span text:style-name="T6">Результат:</text:span> Процесс установлен как определенный.</text:p>
      <text:p text:style-name="P8"/>
      <text:p text:style-name="P116">GP 3.1 Установите определённый процесс</text:p>
      <text:p text:style-name="P116"/>
      <text:p text:style-name="P118">Установите и поддерживайте описание определенного процесса управления рисками.</text:p>
      <text:p text:style-name="P118"/>
      <text:p text:style-name="P116">GP 3.2 Собирайте информацию об улучшениях</text:p>
      <text:p text:style-name="P116"/>
      <text:p text:style-name="P8">Собирайте рабочие продукты, измерения, результаты измерений и информацию об улучшениях, полученную из планирования и выполнения процесса управления рисками, для того, чтобы обеспечить дальнейшее использование и улучшение организационного процесса и его средств.</text:p>
      <text:p text:style-name="P8"/>
      <text:p text:style-name="P116">GG4 Установите количественно управляемый процесс</text:p>
      <text:p text:style-name="P116"/>
      <text:p text:style-name="P8"><text:span text:style-name="T6">Результат:</text:span> Процесс установлен как количественно управляемый.</text:p>
      <text:p text:style-name="P8"/>
      <text:p text:style-name="P116">GP 4.1 Установите цели качества</text:p>
      <text:p text:style-name="P116"/>
      <text:p text:style-name="P8">Установите и поддерживайте количественные цели процесса управления рисками относительно качества и производительности процесса, основанные на нуждах клиента и бизнес-целях.</text:p>
      <text:p text:style-name="P8"/>
      <text:p text:style-name="P116">GP 4.2 Стабилизируйте производительность подпроцессов</text:p>
      <text:p text:style-name="P116"/>
      <text:p text:style-name="P118">Стабилизируйте производительность одного или нескольких подпроцессов процесса управления рисками для того, чтобы определить его возможность достичь установленные количественные цели качества процесса и его производительности.</text:p>
      <text:p text:style-name="P118"/>
      <text:p text:style-name="P116">GG5 Установите оптимизирующий процесс</text:p>
      <text:p text:style-name="P116"/>
      <text:p text:style-name="P8"><text:span text:style-name="T6">Результат:</text:span> Процесс установлен как оптимизированный.</text:p>
      <text:p text:style-name="P8"/>
      <text:p text:style-name="P116">GP 5.1 Удостоверьтесь в постоянном улучшении проекта</text:p>
      <text:p text:style-name="P116"/>
      <text:p text:style-name="P118">Убедитесь в постоянном улучшении процесса управления рисками в области достижения существенных бизнес-целей организации.</text:p>
      <text:p text:style-name="P118"/>
      <text:p text:style-name="P116">GP 5.2 Исправьте общие источники проблем</text:p>
      <text:p text:style-name="P116"/>
      <text:p text:style-name="P118">Обнаружьте и исправьте основные причины дефектов и других проблем в рамках процесса управления рисками.</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Arial" svg:font-family="Arial"/>
    <style:font-face style:name="StarSymbol" svg:font-family="StarSymbol"/>
    <style:font-face style:name="Tahoma1" svg:font-family="Tahoma"/>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ru" fo:country="RU" style:font-size-asian="10.5pt" style:language-asian="ru" style:country-asian="RU" style:font-size-complex="12pt" style:language-complex="ru" style:country-complex="RU"/>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0pt" fo:language="ru" fo:country="RU" style:font-name-asian="Lucida Sans Unicode" style:font-size-asian="10.5pt" style:language-asian="ru" style:country-asian="RU" style:font-name-complex="Tahoma" style:font-size-complex="12pt" style:language-complex="ru" style:country-complex="RU"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class="text" style:default-outline-level="1">
      <style:paragraph-properties fo:margin-left="0.635cm" fo:margin-right="0cm" fo:text-indent="0cm" style:auto-text-indent="false"/>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default-outline-level="5">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default-outline-level="6">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font-size-asian="12pt"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Tahoma1"/>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space-before="0.635cm" text:min-label-distance="0.381cm"/>
      </text:outline-level-style>
      <text:outline-level-style text:level="2" style:num-format="">
        <style:list-level-properties text:space-before="0.635cm" text:min-label-distance="0.381cm"/>
      </text:outline-level-style>
      <text:outline-level-style text:level="3" style:num-format="">
        <style:list-level-properties text:space-before="0.635cm" text:min-label-distance="0.381cm"/>
      </text:outline-level-style>
      <text:outline-level-style text:level="4" style:num-format="">
        <style:list-level-properties text:space-before="0.635cm" text:min-label-distance="0.381cm"/>
      </text:outline-level-style>
      <text:outline-level-style text:level="5" style:num-format="">
        <style:list-level-properties text:space-before="0.635cm" text:min-label-distance="0.381cm"/>
      </text:outline-level-style>
      <text:outline-level-style text:level="6" style:num-format="">
        <style:list-level-properties text:space-before="0.635cm" text:min-label-distance="0.381cm"/>
      </text:outline-level-style>
      <text:outline-level-style text:level="7" style:num-format="">
        <style:list-level-properties text:space-before="0.635cm" text:min-label-distance="0.381cm"/>
      </text:outline-level-style>
      <text:outline-level-style text:level="8" style:num-format="">
        <style:list-level-properties text:space-before="0.635cm" text:min-label-distance="0.381cm"/>
      </text:outline-level-style>
      <text:outline-level-style text:level="9" style:num-format="">
        <style:list-level-properties text:space-before="0.635cm" text:min-label-distance="0.381cm"/>
      </text:outline-level-style>
      <text:outline-level-style text:level="10" style:num-format="">
        <style:list-level-properties text:space-before="0.635cm"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1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7-12-09T23:04:23</meta:creation-date>
    <dc:date>2007-12-09T23:55:26</dc:date>
    <meta:editing-cycles>296</meta:editing-cycles>
    <meta:editing-duration>PT5H36M40S</meta:editing-duration>
    <meta:user-defined meta:name="Info 1"/>
    <meta:user-defined meta:name="Info 2"/>
    <meta:user-defined meta:name="Info 3"/>
    <meta:user-defined meta:name="Info 4"/>
    <meta:document-statistic meta:table-count="0" meta:image-count="0" meta:object-count="0" meta:page-count="20" meta:paragraph-count="355" meta:word-count="4040" meta:character-count="33097"/>
  </office:meta>
</office:document-meta>
</file>